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.59cm" table:align="left"/>
    </style:style>
    <style:style style:name="Tabla1.A" style:family="table-column">
      <style:table-column-properties style:column-width="1.533cm"/>
    </style:style>
    <style:style style:name="Tabla1.B" style:family="table-column">
      <style:table-column-properties style:column-width="3.764cm"/>
    </style:style>
    <style:style style:name="Tabla1.C" style:family="table-column">
      <style:table-column-properties style:column-width="12.293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7.59cm" table:align="left"/>
    </style:style>
    <style:style style:name="Tabla2.A" style:family="table-column">
      <style:table-column-properties style:column-width="4.768cm"/>
    </style:style>
    <style:style style:name="Tabla2.B" style:family="table-column">
      <style:table-column-properties style:column-width="6.537cm"/>
    </style:style>
    <style:style style:name="Tabla2.C" style:family="table-column">
      <style:table-column-properties style:column-width="6.285cm"/>
    </style:style>
    <style:style style:name="Tabla2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cm" fo:margin-bottom="0.499cm" style:contextual-spacing="false" fo:text-align="justify" style:justify-single-word="false"/>
    </style:style>
    <style:style style:name="P2" style:family="paragraph" style:parent-style-name="Heading_20_6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Horizontal_20_Line">
      <style:paragraph-properties fo:text-align="justify" style:justify-single-word="false"/>
    </style:style>
    <style:style style:name="P5" style:family="paragraph" style:parent-style-name="Heading_20_2">
      <style:paragraph-properties fo:text-align="justify" style:justify-single-word="false"/>
    </style:style>
    <style:style style:name="P6" style:family="paragraph" style:parent-style-name="Table_20_Heading">
      <style:paragraph-properties fo:text-align="justify" style:justify-single-word="false"/>
    </style:style>
    <style:style style:name="P7" style:family="paragraph" style:parent-style-name="Table_20_Contents">
      <style:paragraph-properties fo:text-align="justify" style:justify-single-word="false"/>
    </style:style>
    <style:style style:name="P8" style:family="paragraph" style:parent-style-name="Text_20_body" style:list-style-name="L1">
      <style:paragraph-properties fo:text-align="justify" style:justify-single-word="false"/>
    </style:style>
    <style:style style:name="P9" style:family="paragraph" style:parent-style-name="Text_20_body" style:list-style-name="L2">
      <style:paragraph-properties fo:text-align="justify" style:justify-single-word="false"/>
    </style:style>
    <style:style style:name="P10" style:family="paragraph" style:parent-style-name="Text_20_body" style:list-style-name="L3">
      <style:paragraph-properties fo:text-align="justify" style:justify-single-word="false"/>
    </style:style>
    <style:style style:name="P11" style:family="paragraph" style:parent-style-name="Heading_20_3">
      <style:paragraph-properties fo:text-align="justify" style:justify-single-word="false"/>
    </style:style>
    <style:style style:name="P12" style:family="paragraph" style:parent-style-name="Text_20_body" style:list-style-name="L4">
      <style:paragraph-properties fo:text-align="justify" style:justify-single-word="false"/>
    </style:style>
    <style:style style:name="P13" style:family="paragraph" style:parent-style-name="Text_20_body" style:list-style-name="L5">
      <style:paragraph-properties fo:text-align="justify" style:justify-single-word="false"/>
    </style:style>
    <style:style style:name="P14" style:family="paragraph" style:parent-style-name="Text_20_body" style:list-style-name="L6">
      <style:paragraph-properties fo:text-align="justify" style:justify-single-word="false"/>
    </style:style>
    <style:style style:name="P15" style:family="paragraph" style:parent-style-name="Text_20_body" style:list-style-name="L7">
      <style:paragraph-properties fo:text-align="justify" style:justify-single-word="false"/>
    </style:style>
    <style:style style:name="P16" style:family="paragraph" style:parent-style-name="Text_20_body" style:list-style-name="L8">
      <style:paragraph-properties fo:text-align="justify" style:justify-single-word="false"/>
    </style:style>
    <style:style style:name="P17" style:family="paragraph" style:parent-style-name="Text_20_body" style:list-style-name="L9">
      <style:paragraph-properties fo:text-align="justify" style:justify-single-word="false"/>
    </style:style>
    <style:style style:name="P18" style:family="paragraph" style:parent-style-name="Text_20_body" style:list-style-name="L10">
      <style:paragraph-properties fo:text-align="justify" style:justify-single-word="false"/>
    </style:style>
    <style:style style:name="P19" style:family="paragraph" style:parent-style-name="Heading_20_5">
      <style:paragraph-properties fo:text-align="justify" style:justify-single-word="false"/>
    </style:style>
    <style:style style:name="P20" style:family="paragraph" style:parent-style-name="Preformatted_20_Text">
      <style:paragraph-properties fo:text-align="justify" style:justify-single-word="false"/>
    </style:style>
    <style:style style:name="P21" style:family="paragraph" style:parent-style-name="Preformatted_20_Text">
      <style:paragraph-properties fo:margin-left="0cm" fo:margin-right="0cm" fo:text-align="justify" style:justify-single-word="false" fo:text-indent="0cm" style:auto-text-indent="false" style:writing-mode="lr-tb"/>
    </style:style>
    <style:style style:name="P22" style:family="paragraph" style:parent-style-name="Preformatted_20_Text">
      <style:paragraph-properties fo:text-align="justify" style:justify-single-word="false" style:writing-mode="lr-tb"/>
    </style:style>
    <style:style style:name="P23" style:family="paragraph" style:parent-style-name="Preformatted_20_Text">
      <style:paragraph-properties fo:margin-top="0cm" fo:margin-bottom="0.499cm" style:contextual-spacing="false" fo:text-align="justify" style:justify-single-word="false" style:writing-mode="lr-tb"/>
    </style:style>
    <style:style style:name="P24" style:family="paragraph" style:parent-style-name="Text_20_body" style:list-style-name="L11">
      <style:paragraph-properties fo:text-align="justify" style:justify-single-word="false"/>
    </style:style>
    <style:style style:name="P25" style:family="paragraph" style:parent-style-name="Text_20_body" style:list-style-name="L12">
      <style:paragraph-properties fo:text-align="justify" style:justify-single-word="false"/>
    </style:style>
    <style:style style:name="P26" style:family="paragraph" style:parent-style-name="Text_20_body" style:list-style-name="L13">
      <style:paragraph-properties fo:text-align="justify" style:justify-single-word="false"/>
    </style:style>
    <style:style style:name="P27" style:family="paragraph" style:parent-style-name="Standard">
      <style:paragraph-properties fo:text-align="justify" style:justify-single-word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mando como referencia el estándar LBS, dame un resumen enfocado en la línea de tiempo y en las ventajas y desventajas reales de los sistemas existentes para butear un pc con linux instalado, no quiero que esté basado en las influencias, p.ej., la de Microsft imponiendo UEFI y TMP, sino que como dije, en tas ventajas y desventajas empíricas, agrega al resumen, insisto, basado en la LBS, cuándo y por qué existen las particiones /boot y /boot/efi, y las diferencias con el directorio /boot, detallando qué se aloja en él y qué no debería alojar, p.ej., imagino que en LBS o en algún otro estándar se defino el porqué /boot es de 1MB y /boot/efi es de aproximadamente 300 MB, citando cuándo y porqué se elije no crear /boot como directorio como partición, y en ese caso que pasa con la o las particiones ya existentes con el mismo nombre</text:p>
      <text:h text:style-name="P2" text:outline-level="6">ChatGPT dijo:</text:h>
      <text:p text:style-name="P3">Te voy a dar el resumen basándome en la <text:span text:style-name="Strong_20_Emphasis">FHS</text:span> (Filesystem Hierarchy Standard) y en la forma en que <text:span text:style-name="Strong_20_Emphasis">Linux From Scratch (LFS)</text:span> documenta el uso de <text:span text:style-name="Source_20_Text">/boot</text:span> y <text:span text:style-name="Source_20_Text">/boot/efi</text:span>, pero sin meterme en la narrativa de “Microsoft lo impuso” ni en argumentos de política. Lo enfocaré en <text:span text:style-name="Strong_20_Emphasis">línea de tiempo</text:span>, <text:span text:style-name="Strong_20_Emphasis">ventajas y desventajas empíricas</text:span>, y <text:span text:style-name="Strong_20_Emphasis">decisiones de diseño reales</text:span> sobre <text:span text:style-name="Source_20_Text">/boot</text:span> y <text:span text:style-name="Source_20_Text">/boot/efi</text:span>.</text:p>
      <text:p text:style-name="P4"/>
      <text:h text:style-name="P5" text:outline-level="2">📜 Línea de tiempo resumida (en relación a arranque en Linux)</text:h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P6">Año aprox.</text:p>
            </table:table-cell>
            <table:table-cell table:style-name="Tabla1.A1" office:value-type="string">
              <text:p text:style-name="P6">Hito</text:p>
            </table:table-cell>
            <table:table-cell table:style-name="Tabla1.A1" office:value-type="string">
              <text:p text:style-name="P6">Detalle técnico</text:p>
            </table:table-cell>
          </table:table-row>
        </table:table-header-rows>
        <table:table-row>
          <table:table-cell table:style-name="Tabla1.A1" office:value-type="string">
            <text:p text:style-name="P7"><text:span text:style-name="Strong_20_Emphasis">1991–1994</text:span></text:p>
          </table:table-cell>
          <table:table-cell table:style-name="Tabla1.A1" office:value-type="string">
            <text:p text:style-name="P7">Linux inicial + LILO</text:p>
          </table:table-cell>
          <table:table-cell table:style-name="Tabla1.A1" office:value-type="string">
            <text:p text:style-name="P7">El cargador de arranque <text:span text:style-name="Strong_20_Emphasis">LILO</text:span> cargaba el kernel directamente desde el MBR o desde una partición activa. <text:span text:style-name="Source_20_Text">/boot</text:span> era un <text:span text:style-name="Strong_20_Emphasis">directorio</text:span> en la raíz, no necesariamente una partición.</text:p>
          </table:table-cell>
        </table:table-row>
        <table:table-row>
          <table:table-cell table:style-name="Tabla1.A1" office:value-type="string">
            <text:p text:style-name="P7"><text:span text:style-name="Strong_20_Emphasis">1999</text:span></text:p>
          </table:table-cell>
          <table:table-cell table:style-name="Tabla1.A1" office:value-type="string">
            <text:p text:style-name="P7">GRUB (Legacy)</text:p>
          </table:table-cell>
          <table:table-cell table:style-name="Tabla1.A1" office:value-type="string">
            <text:p text:style-name="P7">Aparece <text:span text:style-name="Strong_20_Emphasis">GRUB</text:span> que soporta más sistemas de archivos y configuraciones flexibles. Se recomienda <text:span text:style-name="Strong_20_Emphasis">separar </text:span><text:span text:style-name="Strong_20_Emphasis"><text:span text:style-name="Source_20_Text">/boot</text:span></text:span><text:span text:style-name="Strong_20_Emphasis"> en una partición</text:span> en sistemas donde el BIOS o el cargador no soportan leer todo el disco o FS complejos (ej. RAID, LVM, XFS…).</text:p>
          </table:table-cell>
        </table:table-row>
        <table:table-row>
          <table:table-cell table:style-name="Tabla1.A1" office:value-type="string">
            <text:p text:style-name="P7"><text:span text:style-name="Strong_20_Emphasis">2005–2010</text:span></text:p>
          </table:table-cell>
          <table:table-cell table:style-name="Tabla1.A1" office:value-type="string">
            <text:p text:style-name="P7">GRUB2</text:p>
          </table:table-cell>
          <table:table-cell table:style-name="Tabla1.A1" office:value-type="string">
            <text:p text:style-name="P7">Mejora soporte de FS, GPT y carga módulos. El uso de partición <text:span text:style-name="Source_20_Text">/boot</text:span> empieza a ser opcional en más casos, salvo cuando el arranque directo desde root FS no es posible.</text:p>
          </table:table-cell>
        </table:table-row>
        <table:table-row>
          <table:table-cell table:style-name="Tabla1.A1" office:value-type="string">
            <text:p text:style-name="P7"><text:span text:style-name="Strong_20_Emphasis">2010–2015</text:span></text:p>
          </table:table-cell>
          <table:table-cell table:style-name="Tabla1.A1" office:value-type="string">
            <text:p text:style-name="P7">UEFI reemplaza progresivamente BIOS</text:p>
          </table:table-cell>
          <table:table-cell table:style-name="Tabla1.A1" office:value-type="string">
            <text:p text:style-name="P7">Aparece la <text:span text:style-name="Strong_20_Emphasis">EFI System Partition (ESP)</text:span>: <text:span text:style-name="Source_20_Text">/boot/efi</text:span> en Linux. Necesaria para que el firmware cargue un EFI executable (GRUB, systemd-boot, etc.). FAT32 es obligatorio por especificación UEFI.</text:p>
          </table:table-cell>
        </table:table-row>
        <table:table-row>
          <table:table-cell table:style-name="Tabla1.A1" office:value-type="string">
            <text:p text:style-name="P7"><text:span text:style-name="Strong_20_Emphasis">2015–hoy</text:span></text:p>
          </table:table-cell>
          <table:table-cell table:style-name="Tabla1.A1" office:value-type="string">
            <text:p text:style-name="P7">Flexible mix BIOS+UEFI</text:p>
          </table:table-cell>
          <table:table-cell table:style-name="Tabla1.A1" office:value-type="string">
            <text:p text:style-name="P7">Sistemas modernos permiten: solo <text:span text:style-name="Source_20_Text">/boot</text:span> (dentro de <text:span text:style-name="Source_20_Text">/</text:span>), <text:span text:style-name="Source_20_Text">/boot</text:span> como partición, <text:span text:style-name="Source_20_Text">/boot/efi</text:span> como ESP independiente, o combinaciones. El uso de <text:span text:style-name="Source_20_Text">/boot</text:span> como partición es cada vez menos frecuente en equipos domésticos, pero sigue siendo común en entornos corporativos con requisitos especiales.</text:p>
          </table:table-cell>
        </table:table-row>
      </table:table>
      <text:p text:style-name="P4"/>
      <text:h text:style-name="P5" text:outline-level="2">📂 ¿Qué es <text:span text:style-name="Source_20_Text">/boot</text:span> según FHS y LFS?</text:h>
      <text:list text:style-name="L1">
        <text:list-item>
          <text:p text:style-name="P8"><text:span text:style-name="Strong_20_Emphasis">Propósito</text:span>: Contener <text:span text:style-name="Emphasis">todo lo necesario para que el sistema arranque antes de montar el resto del sistema de archivos</text:span>.</text:p>
        </text:list-item>
        <text:list-item>
          <text:p text:style-name="P8"><text:soft-page-break/><text:span text:style-name="Strong_20_Emphasis">Contenido típico</text:span>:</text:p>
          <text:list>
            <text:list-item>
              <text:p text:style-name="P8">Kernel Linux (<text:span text:style-name="Source_20_Text">vmlinuz-...</text:span>)</text:p>
            </text:list-item>
            <text:list-item>
              <text:p text:style-name="P8">Initramfs / initrd</text:p>
            </text:list-item>
            <text:list-item>
              <text:p text:style-name="P8">Archivos de configuración de GRUB (<text:span text:style-name="Source_20_Text">grub.cfg</text:span>, módulos)</text:p>
            </text:list-item>
            <text:list-item>
              <text:p text:style-name="P8">Mapas de sistema (ej. <text:span text:style-name="Source_20_Text">System.map</text:span>)</text:p>
            </text:list-item>
          </text:list>
        </text:list-item>
        <text:list-item>
          <text:p text:style-name="P8"><text:span text:style-name="Strong_20_Emphasis">Lo que NO debería alojar</text:span>:</text:p>
          <text:list>
            <text:list-item>
              <text:p text:style-name="P8">Binarios de usuario</text:p>
            </text:list-item>
            <text:list-item>
              <text:p text:style-name="P8">Módulos del kernel (estos van en <text:span text:style-name="Source_20_Text">/lib/modules</text:span>)</text:p>
            </text:list-item>
            <text:list-item>
              <text:p text:style-name="P8">Archivos no relacionados al arranque</text:p>
            </text:list-item>
          </text:list>
        </text:list-item>
      </text:list>
      <text:p text:style-name="P4"/>
      <text:h text:style-name="P5" text:outline-level="2">📂 ¿Qué es <text:span text:style-name="Source_20_Text">/boot/efi</text:span>?</text:h>
      <text:list text:style-name="L2">
        <text:list-item>
          <text:p text:style-name="P9">Es <text:span text:style-name="Strong_20_Emphasis">punto de montaje</text:span> de la <text:span text:style-name="Emphasis">EFI System Partition (ESP)</text:span>.</text:p>
        </text:list-item>
        <text:list-item>
          <text:p text:style-name="P9"><text:span text:style-name="Strong_20_Emphasis">Contenido típico</text:span>:</text:p>
          <text:list>
            <text:list-item>
              <text:p text:style-name="P9">Archivos <text:span text:style-name="Source_20_Text">.efi</text:span> (GRUB EFI, systemd-boot, shim)</text:p>
            </text:list-item>
            <text:list-item>
              <text:p text:style-name="P9">Configuración mínima para el cargador EFI</text:p>
            </text:list-item>
            <text:list-item>
              <text:p text:style-name="P9">Puede contener múltiples bootloaders para distintos SO</text:p>
            </text:list-item>
          </text:list>
        </text:list-item>
        <text:list-item>
          <text:p text:style-name="P9"><text:span text:style-name="Strong_20_Emphasis">Formato</text:span>: FAT32 (por especificación UEFI)</text:p>
        </text:list-item>
        <text:list-item>
          <text:p text:style-name="P9"><text:span text:style-name="Strong_20_Emphasis">Tamaño recomendado</text:span>:</text:p>
          <text:list>
            <text:list-item>
              <text:p text:style-name="P9">Linux From Scratch no lo fija exactamente, pero la práctica habitual es <text:span text:style-name="Strong_20_Emphasis">200–500 MB</text:span>, siendo 300 MB un estándar de facto para permitir varios kernels y entradas.</text:p>
            </text:list-item>
          </text:list>
        </text:list-item>
      </text:list>
      <text:p text:style-name="P4"/>
      <text:h text:style-name="P5" text:outline-level="2">📏 ¿Por qué <text:span text:style-name="Source_20_Text">/boot</text:span> de 1 MB y <text:span text:style-name="Source_20_Text">/boot/efi</text:span> de ~300 MB?</text:h>
      <text:p text:style-name="P3"><text:span text:style-name="Emphasis">(Aclaración: el "1 MB" de </text:span><text:span text:style-name="Emphasis"><text:span text:style-name="Source_20_Text">/boot</text:span></text:span><text:span text:style-name="Emphasis"> en realidad se refiere al BIOS Boot Partition, no a </text:span><text:span text:style-name="Emphasis"><text:span text:style-name="Source_20_Text">/boot</text:span></text:span><text:span text:style-name="Emphasis"> como FS)</text:span></text:p>
      <text:list text:style-name="L3">
        <text:list-item>
          <text:p text:style-name="P10"><text:span text:style-name="Strong_20_Emphasis">1 MB BIOS Boot Partition</text:span>:</text:p>
          <text:list>
            <text:list-item>
              <text:p text:style-name="P10">Usada <text:span text:style-name="Strong_20_Emphasis">solo en GPT con BIOS</text:span>, para que GRUB tenga un espacio reservado fuera del FS donde guardar su core.img.</text:p>
            </text:list-item>
            <text:list-item>
              <text:p text:style-name="P10">No es <text:span text:style-name="Source_20_Text">/boot</text:span> en sí mismo, es un <text:span text:style-name="Emphasis">espacio de arranque</text:span> sin formato.</text:p>
            </text:list-item>
            <text:list-item>
              <text:p text:style-name="P10"><text:soft-page-break/>LFS explica que es necesario cuando usas GPT en BIOS y GRUB no cabe en el MBR tradicional.</text:p>
            </text:list-item>
          </text:list>
        </text:list-item>
        <text:list-item>
          <text:p text:style-name="P10"><text:span text:style-name="Strong_20_Emphasis">/boot como partición independiente</text:span>:</text:p>
          <text:list>
            <text:list-item>
              <text:p text:style-name="P10">Puede ser tan pequeña como 200–500 MB para uno o dos kernels.</text:p>
            </text:list-item>
            <text:list-item>
              <text:p text:style-name="P10">Se elige cuando:</text:p>
              <text:list>
                <text:list-item>
                  <text:p text:style-name="P10">El FS raíz es complejo (LVM, RAID, btrfs con compresión) y el bootloader no lo soporta bien.</text:p>
                </text:list-item>
                <text:list-item>
                  <text:p text:style-name="P10">Se quiere minimizar riesgo de corrupción del área de arranque.</text:p>
                </text:list-item>
                <text:list-item>
                  <text:p text:style-name="P10">Hay cifrado en el root FS.</text:p>
                </text:list-item>
              </text:list>
            </text:list-item>
          </text:list>
        </text:list-item>
        <text:list-item>
          <text:p text:style-name="P10"><text:span text:style-name="Strong_20_Emphasis">/boot/efi</text:span> (~300 MB):</text:p>
          <text:list>
            <text:list-item>
              <text:p text:style-name="P10">Debe tener tamaño suficiente para múltiples cargadores y kernels EFI.</text:p>
            </text:list-item>
            <text:list-item>
              <text:p text:style-name="P10">300 MB es empírico: balance entre tamaño útil y espacio desperdiciado en FAT32.</text:p>
            </text:list-item>
          </text:list>
        </text:list-item>
      </text:list>
      <text:p text:style-name="P4"/>
      <text:h text:style-name="P5" text:outline-level="2">⚖️ Ventajas y desventajas empíricas</text:h>
      <text:h text:style-name="P11" text:outline-level="3"><text:span text:style-name="Source_20_Text">/boot</text:span> como directorio dentro de <text:span text:style-name="Source_20_Text">/</text:span></text:h>
      <text:p text:style-name="P3"><text:span text:style-name="Strong_20_Emphasis">Ventajas:</text:span></text:p>
      <text:list text:style-name="L4">
        <text:list-item>
          <text:p text:style-name="P12">Simplicidad de mantenimiento.</text:p>
        </text:list-item>
        <text:list-item>
          <text:p text:style-name="P12">No requiere particiones extra.</text:p>
        </text:list-item>
        <text:list-item>
          <text:p text:style-name="P12">No hay riesgo de desincronización entre kernel y FS raíz.</text:p>
        </text:list-item>
      </text:list>
      <text:p text:style-name="P3"><text:span text:style-name="Strong_20_Emphasis">Desventajas:</text:span></text:p>
      <text:list text:style-name="L5">
        <text:list-item>
          <text:p text:style-name="P13">Si el FS raíz es incompatible o inaccesible por el bootloader, no arranca.</text:p>
        </text:list-item>
        <text:list-item>
          <text:p text:style-name="P13">Vulnerable si <text:span text:style-name="Source_20_Text">/</text:span> está cifrado sin pre-boot loader.</text:p>
        </text:list-item>
      </text:list>
      <text:p text:style-name="P4"/>
      <text:h text:style-name="P11" text:outline-level="3"><text:span text:style-name="Source_20_Text">/boot</text:span> como partición independiente</text:h>
      <text:p text:style-name="P3"><text:span text:style-name="Strong_20_Emphasis">Ventajas:</text:span></text:p>
      <text:list text:style-name="L6">
        <text:list-item>
          <text:p text:style-name="P14">Arranque posible incluso si <text:span text:style-name="Source_20_Text">/</text:span> usa FS complejo, cifrado o RAID.</text:p>
        </text:list-item>
        <text:list-item>
          <text:p text:style-name="P14">Menos expuesto a corrupción por fallos en el FS principal.</text:p>
        </text:list-item>
      </text:list>
      <text:p text:style-name="P3"><text:span text:style-name="Strong_20_Emphasis">Desventajas:</text:span></text:p>
      <text:list text:style-name="L7">
        <text:list-item>
          <text:p text:style-name="P15">Espacio fijo, puede quedarse corto o sobrar.</text:p>
        </text:list-item>
        <text:list-item>
          <text:p text:style-name="P15"><text:soft-page-break/>Mantenimiento extra: debe montarse para actualizaciones de kernel.</text:p>
        </text:list-item>
        <text:list-item>
          <text:p text:style-name="P15">Si se llena, actualizaciones fallan.</text:p>
        </text:list-item>
      </text:list>
      <text:p text:style-name="P4"/>
      <text:h text:style-name="P11" text:outline-level="3"><text:span text:style-name="Source_20_Text">/boot/efi</text:span> (ESP)</text:h>
      <text:p text:style-name="P3"><text:span text:style-name="Strong_20_Emphasis">Ventajas:</text:span></text:p>
      <text:list text:style-name="L8">
        <text:list-item>
          <text:p text:style-name="P16">Obligatorio para UEFI, por lo que garantiza compatibilidad.</text:p>
        </text:list-item>
        <text:list-item>
          <text:p text:style-name="P16">Multi-OS friendly (puede albergar cargadores de varios sistemas).</text:p>
        </text:list-item>
      </text:list>
      <text:p text:style-name="P3"><text:span text:style-name="Strong_20_Emphasis">Desventajas:</text:span></text:p>
      <text:list text:style-name="L9">
        <text:list-item>
          <text:p text:style-name="P17">FAT32 no soporta permisos UNIX ni enlaces simbólicos.</text:p>
        </text:list-item>
        <text:list-item>
          <text:p text:style-name="P17">Si se corrompe, el firmware no arranca nada.</text:p>
        </text:list-item>
        <text:list-item>
          <text:p text:style-name="P17">Necesita montaje explícito para actualizaciones.</text:p>
        </text:list-item>
      </text:list>
      <text:p text:style-name="P4"/>
      <text:h text:style-name="P5" text:outline-level="2">🔄 ¿Qué pasa si no se crea <text:span text:style-name="Source_20_Text">/boot</text:span> como partición?</text:h>
      <text:list text:style-name="L10">
        <text:list-item>
          <text:p text:style-name="P18">El directorio <text:span text:style-name="Source_20_Text">/boot</text:span> se aloja en el FS raíz.</text:p>
        </text:list-item>
        <text:list-item>
          <text:p text:style-name="P18">Si ya existe una partición <text:span text:style-name="Source_20_Text">/boot</text:span>, y luego instalas un sistema que no la usa, el montaje de esa partición <text:span text:style-name="Strong_20_Emphasis">sobre</text:span> <text:span text:style-name="Source_20_Text">/boot</text:span> ocultará el contenido previo del directorio (queda inaccesible salvo desmontar).</text:p>
        </text:list-item>
        <text:list-item>
          <text:p text:style-name="P18">Esto puede llevar a confusión si había kernels o configuraciones previas ahí.</text:p>
        </text:list-item>
      </text:list>
      <text:p text:style-name="P4"/>
      <text:p text:style-name="P3">Si quieres, puedo hacerte <text:span text:style-name="Strong_20_Emphasis">un diagrama cronológico</text:span> que muestre la evolución de <text:span text:style-name="Source_20_Text">/boot</text:span> y <text:span text:style-name="Source_20_Text">/boot/efi</text:span> con sus decisiones técnicas y contextos.<text:line-break/>Creo que te ayudaría a ver la línea de tiempo de un vistazo.</text:p>
      <text:h text:style-name="P19" text:outline-level="5">Dijiste:</text:h>
      <text:p text:style-name="P3">ok, que sea en estilo MD para subirlo a github</text:p>
      <text:h text:style-name="P2" text:outline-level="6">ChatGPT dijo:</text:h>
      <text:p text:style-name="P3">Aquí tienes el resumen convertido en un <text:span text:style-name="Strong_20_Emphasis">Markdown limpio</text:span> y listo para subir a GitHub:</text:p>
      <text:p text:style-name="P20">markdown</text:p>
      <text:p text:style-name="P20">CopiarEditar</text:p>
      <text:p text:style-name="P21"><text:span text:style-name="Source_20_Text"># Evolución de `/boot` y `/boot/efi` en Linux</text:span></text:p>
      <text:p text:style-name="P22"/>
      <text:p text:style-name="P22"><text:span text:style-name="Source_20_Text">Basado en **FHS** y **Linux From Scratch (LFS)**, sin considerar influencias externas como decisiones corporativas, este documento resume la **línea de tiempo**, **ventajas y desventajas empíricas** y la **función técnica** de `/boot` y `/boot/efi`.</text:span></text:p>
      <text:p text:style-name="P22"><text:soft-page-break/></text:p>
      <text:p text:style-name="P22"><text:span text:style-name="Source_20_Text">---</text:span></text:p>
      <text:p text:style-name="P22"/>
      <text:p text:style-name="P22"><text:span text:style-name="Source_20_Text">## 📜 Línea de tiempo resumida</text:span></text:p>
      <text:p text:style-name="P22"/>
      <text:p text:style-name="P22"><text:span text:style-name="Source_20_Text">| Año aprox. | Hito | Detalle técnico |</text:span></text:p>
      <text:p text:style-name="P22"><text:span text:style-name="Source_20_Text">|------------|------|----------------|</text:span></text:p>
      <text:p text:style-name="P22"><text:span text:style-name="Source_20_Text">| **1991–1994** | Linux inicial + LILO | El cargador **LILO** cargaba el kernel directamente desde el MBR o una partición activa. `/boot` era un **directorio** en `/`. |</text:span></text:p>
      <text:p text:style-name="P22"><text:span text:style-name="Source_20_Text">| **1999** | GRUB (Legacy) | Se recomienda **partición `/boot`** en sistemas donde el BIOS o el cargador no soportan leer todo el disco o FS complejos (RAID, LVM…). |</text:span></text:p>
      <text:p text:style-name="P22"><text:span text:style-name="Source_20_Text">| **2005–2010** | GRUB2 | Más soporte de FS, GPT y módulos. `/boot` como partición empieza a ser opcional. |</text:span></text:p>
      <text:p text:style-name="P22"><text:span text:style-name="Source_20_Text">| **2010–2015** | UEFI reemplaza BIOS | Aparece la **EFI System Partition (ESP)**, montada en `/boot/efi`. Obligatorio FAT32. |</text:span></text:p>
      <text:p text:style-name="P22"><text:span text:style-name="Source_20_Text">| **2015–hoy** | Mix BIOS+UEFI | Uso flexible: `/boot` en `/`, partición `/boot`, `/boot/efi` o combinaciones. `/boot` como partición se mantiene en entornos con FS cifrado o complejos. |</text:span></text:p>
      <text:p text:style-name="P22"/>
      <text:p text:style-name="P22"><text:span text:style-name="Source_20_Text">---</text:span></text:p>
      <text:p text:style-name="P22"/>
      <text:p text:style-name="P22"><text:span text:style-name="Source_20_Text">## 📂 `/boot` (según FHS y LFS)</text:span></text:p>
      <text:p text:style-name="P22"/>
      <text:p text:style-name="P22"><text:span text:style-name="Source_20_Text">**Propósito:** Contener *todo lo necesario para que el sistema arranque antes de montar el resto del FS*. <text:s/></text:span></text:p>
      <text:p text:style-name="P22"/>
      <text:p text:style-name="P22"><text:span text:style-name="Source_20_Text">**Contenido típico:**</text:span></text:p>
      <text:p text:style-name="P22"><text:span text:style-name="Source_20_Text">- Kernel Linux (`vmlinuz-*`)</text:span></text:p>
      <text:p text:style-name="P22"><text:span text:style-name="Source_20_Text">- Initramfs / initrd</text:span></text:p>
      <text:p text:style-name="P22"><text:span text:style-name="Source_20_Text">- Configuración de GRUB (`grub.cfg`, módulos)</text:span></text:p>
      <text:p text:style-name="P22"><text:span text:style-name="Source_20_Text">- Mapas de sistema (`System.map`)</text:span></text:p>
      <text:p text:style-name="P22"/>
      <text:p text:style-name="P22"><text:span text:style-name="Source_20_Text">**No debería alojar:**</text:span></text:p>
      <text:p text:style-name="P22"><text:span text:style-name="Source_20_Text">- Binarios de usuario</text:span></text:p>
      <text:p text:style-name="P22"><text:span text:style-name="Source_20_Text">- Módulos del kernel (van en `/lib/modules`)</text:span></text:p>
      <text:p text:style-name="P22"><text:span text:style-name="Source_20_Text">- Archivos no relacionados al arranque</text:span></text:p>
      <text:p text:style-name="P22"/>
      <text:p text:style-name="P22"><text:span text:style-name="Source_20_Text">---</text:span></text:p>
      <text:p text:style-name="P22"/>
      <text:p text:style-name="P22"><text:span text:style-name="Source_20_Text">## 📂 `/boot/efi` (EFI System Partition)</text:span></text:p>
      <text:p text:style-name="P22"/>
      <text:p text:style-name="P22"><text:span text:style-name="Source_20_Text">**Punto de montaje:** ESP, obligatoria en UEFI. <text:s/></text:span></text:p>
      <text:p text:style-name="P22"/>
      <text:p text:style-name="P22"><text:span text:style-name="Source_20_Text">**Contenido típico:**</text:span></text:p>
      <text:p text:style-name="P22"><text:span text:style-name="Source_20_Text">- Archivos `.efi` (GRUB EFI, systemd-boot, shim)</text:span></text:p>
      <text:p text:style-name="P22"><text:span text:style-name="Source_20_Text">- Configuración mínima para el cargador EFI</text:span></text:p>
      <text:p text:style-name="P22"><text:span text:style-name="Source_20_Text">- Soporte multi-OS</text:span></text:p>
      <text:p text:style-name="P22"/>
      <text:p text:style-name="P22"><text:span text:style-name="Source_20_Text">**Formato:** FAT32 (por especificación UEFI) <text:s/></text:span></text:p>
      <text:p text:style-name="P22"><text:span text:style-name="Source_20_Text">**Tamaño recomendado:** 200–500 MB, siendo **300 MB** estándar de facto.</text:span></text:p>
      <text:p text:style-name="P22"/>
      <text:p text:style-name="P22"><text:span text:style-name="Source_20_Text">---</text:span></text:p>
      <text:p text:style-name="P22"/>
      <text:p text:style-name="P22"><text:span text:style-name="Source_20_Text">## 📏 Tamaños típicos y casos especiales</text:span></text:p>
      <text:p text:style-name="P22"/>
      <text:p text:style-name="P22"><text:span text:style-name="Source_20_Text">### **1 MB BIOS Boot Partition**</text:span></text:p>
      <text:p text:style-name="P22"><text:span text:style-name="Source_20_Text">- No es `/boot`, sino un espacio reservado sin formato en GPT+BIOS.</text:span></text:p>
      <text:p text:style-name="P22"><text:span text:style-name="Source_20_Text">- Usado por GRUB para guardar `core.img` fuera del FS.</text:span></text:p>
      <text:p text:style-name="P22"><text:soft-page-break/><text:span text:style-name="Source_20_Text">- Necesario solo si se usa GPT en modo BIOS.</text:span></text:p>
      <text:p text:style-name="P22"/>
      <text:p text:style-name="P22"><text:span text:style-name="Source_20_Text">### **Partición `/boot` independiente**</text:span></text:p>
      <text:p text:style-name="P22"><text:span text:style-name="Source_20_Text">- Tamaño: 200–500 MB.</text:span></text:p>
      <text:p text:style-name="P22"><text:span text:style-name="Source_20_Text">- Útil cuando:</text:span></text:p>
      <text:p text:style-name="P22"><text:span text:style-name="Source_20_Text"><text:s text:c="2"/>- FS raíz es LVM, RAID, btrfs con compresión o cifrado.</text:span></text:p>
      <text:p text:style-name="P22"><text:span text:style-name="Source_20_Text"><text:s text:c="2"/>- Se quiere minimizar riesgo de corrupción del área de arranque.</text:span></text:p>
      <text:p text:style-name="P22"/>
      <text:p text:style-name="P22"><text:span text:style-name="Source_20_Text">### **`/boot/efi` (~300 MB)**</text:span></text:p>
      <text:p text:style-name="P22"><text:span text:style-name="Source_20_Text">- Tamaño empírico suficiente para múltiples cargadores y kernels EFI.</text:span></text:p>
      <text:p text:style-name="P22"><text:span text:style-name="Source_20_Text">- 300 MB es balance entre utilidad y desperdicio en FAT32.</text:span></text:p>
      <text:p text:style-name="P22"/>
      <text:p text:style-name="P22"><text:span text:style-name="Source_20_Text">---</text:span></text:p>
      <text:p text:style-name="P22"/>
      <text:p text:style-name="P22"><text:span text:style-name="Source_20_Text">## ⚖️ Ventajas y desventajas empíricas</text:span></text:p>
      <text:p text:style-name="P22"/>
      <text:p text:style-name="P22"><text:span text:style-name="Source_20_Text">### `/boot` como directorio en `/`</text:span></text:p>
      <text:p text:style-name="P22"><text:span text:style-name="Source_20_Text">**Ventajas:**</text:span></text:p>
      <text:p text:style-name="P22"><text:span text:style-name="Source_20_Text">- Simplicidad, sin particiones extra.</text:span></text:p>
      <text:p text:style-name="P22"><text:span text:style-name="Source_20_Text">- Sin riesgo de desincronización kernel/FS raíz.</text:span></text:p>
      <text:p text:style-name="P22"/>
      <text:p text:style-name="P22"><text:span text:style-name="Source_20_Text">**Desventajas:**</text:span></text:p>
      <text:p text:style-name="P22"><text:span text:style-name="Source_20_Text">- No arranca si FS raíz es incompatible o inaccesible para el bootloader.</text:span></text:p>
      <text:p text:style-name="P22"><text:span text:style-name="Source_20_Text">- Problemas si `/` está cifrado y no hay pre-boot loader.</text:span></text:p>
      <text:p text:style-name="P22"/>
      <text:p text:style-name="P22"><text:span text:style-name="Source_20_Text">---</text:span></text:p>
      <text:p text:style-name="P22"/>
      <text:p text:style-name="P22"><text:span text:style-name="Source_20_Text">### `/boot` como partición</text:span></text:p>
      <text:p text:style-name="P22"><text:span text:style-name="Source_20_Text">**Ventajas:**</text:span></text:p>
      <text:p text:style-name="P22"><text:span text:style-name="Source_20_Text">- Compatible con FS complejos o cifrados en `/`.</text:span></text:p>
      <text:p text:style-name="P22"><text:span text:style-name="Source_20_Text">- Menor riesgo de corrupción en área de arranque.</text:span></text:p>
      <text:p text:style-name="P22"/>
      <text:p text:style-name="P22"><text:span text:style-name="Source_20_Text">**Desventajas:**</text:span></text:p>
      <text:p text:style-name="P22"><text:span text:style-name="Source_20_Text">- Espacio fijo, mantenimiento adicional.</text:span></text:p>
      <text:p text:style-name="P22"><text:span text:style-name="Source_20_Text">- Montaje obligatorio para actualizar kernel.</text:span></text:p>
      <text:p text:style-name="P22"><text:span text:style-name="Source_20_Text">- Si se llena, falla la actualización.</text:span></text:p>
      <text:p text:style-name="P22"/>
      <text:p text:style-name="P22"><text:span text:style-name="Source_20_Text">---</text:span></text:p>
      <text:p text:style-name="P22"/>
      <text:p text:style-name="P22"><text:span text:style-name="Source_20_Text">### `/boot/efi` (ESP)</text:span></text:p>
      <text:p text:style-name="P22"><text:span text:style-name="Source_20_Text">**Ventajas:**</text:span></text:p>
      <text:p text:style-name="P22"><text:span text:style-name="Source_20_Text">- Requisito para UEFI.</text:span></text:p>
      <text:p text:style-name="P22"><text:span text:style-name="Source_20_Text">- Soporta múltiples SO.</text:span></text:p>
      <text:p text:style-name="P22"/>
      <text:p text:style-name="P22"><text:span text:style-name="Source_20_Text">**Desventajas:**</text:span></text:p>
      <text:p text:style-name="P22"><text:span text:style-name="Source_20_Text">- FAT32 sin permisos UNIX ni enlaces.</text:span></text:p>
      <text:p text:style-name="P22"><text:span text:style-name="Source_20_Text">- Si se corrompe, el firmware no arranca.</text:span></text:p>
      <text:p text:style-name="P22"><text:span text:style-name="Source_20_Text">- Montaje necesario para actualizaciones.</text:span></text:p>
      <text:p text:style-name="P22"/>
      <text:p text:style-name="P22"><text:span text:style-name="Source_20_Text">---</text:span></text:p>
      <text:p text:style-name="P22"/>
      <text:p text:style-name="P22"><text:span text:style-name="Source_20_Text">## 🔄 Si no se crea `/boot` como partición</text:span></text:p>
      <text:p text:style-name="P22"/>
      <text:p text:style-name="P22"><text:span text:style-name="Source_20_Text">- `/boot` será un directorio dentro de `/`.</text:span></text:p>
      <text:p text:style-name="P22"><text:span text:style-name="Source_20_Text">- Si existe una partición `/boot` y luego se instala un sistema que no la usa:</text:span></text:p>
      <text:p text:style-name="P22"><text:span text:style-name="Source_20_Text"><text:s text:c="2"/>- El montaje de esa partición **sobre** `/boot` ocultará el contenido previo.</text:span></text:p>
      <text:p text:style-name="P22"><text:span text:style-name="Source_20_Text"><text:s text:c="2"/>- Archivos previos quedan inaccesibles hasta desmontar la partición.</text:span></text:p>
      <text:p text:style-name="P22"/>
      <text:p text:style-name="P23"><text:span text:style-name="Source_20_Text">---</text:span></text:p>
      <text:p text:style-name="P3"><text:soft-page-break/>Si quieres, puedo hacerte ahora <text:span text:style-name="Strong_20_Emphasis">una versión con diagrama cronológico en ASCII o Mermaid</text:span> para que se vea en GitHub como un timeline visual.<text:line-break/>Así podrías tener en el repo tanto la tabla como el diagrama.</text:p>
      <text:h text:style-name="P19" text:outline-level="5">Dijiste:</text:h>
      <text:p text:style-name="P3">también en estilo MD para subirlo a github, dame 1 diagrama de flujo, o 2 si es mejor separarlos, que muestre el funcionamiento del inicio (boot up) de bios boot y uefi</text:p>
      <text:h text:style-name="P2" text:outline-level="6">ChatGPT dijo:</text:h>
      <text:p text:style-name="P3">Perfecto, te haré <text:span text:style-name="Strong_20_Emphasis">dos diagramas de flujo en Markdown con Mermaid</text:span>, uno para <text:span text:style-name="Strong_20_Emphasis">BIOS Boot</text:span> y otro para <text:span text:style-name="Strong_20_Emphasis">UEFI Boot</text:span>, listos para que los pegues en GitHub y se vean renderizados.</text:p>
      <text:p text:style-name="P4"/>
      <text:p text:style-name="P20">markdown</text:p>
      <text:p text:style-name="P20">CopiarEditar</text:p>
      <text:p text:style-name="P21"><text:span text:style-name="Source_20_Text"># Diagramas de flujo del arranque en Linux</text:span></text:p>
      <text:p text:style-name="P22"/>
      <text:p text:style-name="P22"><text:span text:style-name="Source_20_Text">Estos diagramas muestran el flujo básico de arranque en sistemas **BIOS** y **UEFI**, siguiendo un enfoque técnico y simplificado.</text:span></text:p>
      <text:p text:style-name="P22"/>
      <text:p text:style-name="P22"><text:span text:style-name="Source_20_Text">---</text:span></text:p>
      <text:p text:style-name="P22"/>
      <text:p text:style-name="P22"><text:span text:style-name="Source_20_Text">## 🖥️ Arranque BIOS Boot</text:span></text:p>
      <text:p text:style-name="P22"/>
      <text:p text:style-name="P22"><text:span text:style-name="Source_20_Text">```mermaid</text:span></text:p>
      <text:p text:style-name="P22"><text:span text:style-name="Source_20_Text">flowchart TD</text:span></text:p>
      <text:p text:style-name="P22"><text:span text:style-name="Source_20_Text"><text:s text:c="4"/>A[Encendido del equipo] --&gt; B[BIOS POST&lt;br&gt;(Power-On Self Test)]</text:span></text:p>
      <text:p text:style-name="P22"><text:span text:style-name="Source_20_Text"><text:s text:c="4"/>B --&gt; C[BIOS localiza dispositivo de arranque]</text:span></text:p>
      <text:p text:style-name="P22"><text:span text:style-name="Source_20_Text"><text:s text:c="4"/>C --&gt; D[Lee MBR&lt;br&gt;(512 bytes, incluye tabla de particiones y código de arranque)]</text:span></text:p>
      <text:p text:style-name="P22"><text:span text:style-name="Source_20_Text"><text:s text:c="4"/>D --&gt; E[Código MBR carga&lt;br&gt;Stage 1 de GRUB/LILO]</text:span></text:p>
      <text:p text:style-name="P22"><text:span text:style-name="Source_20_Text"><text:s text:c="4"/>E --&gt; F[Stage 1 carga Stage 1.5&lt;br&gt;(si existe, ej. en BIOS Boot Partition)]</text:span></text:p>
      <text:p text:style-name="P22"><text:span text:style-name="Source_20_Text"><text:s text:c="4"/>F --&gt; G[Stage 2 de GRUB&lt;br&gt;lee /boot]</text:span></text:p>
      <text:p text:style-name="P22"><text:span text:style-name="Source_20_Text"><text:s text:c="4"/>G --&gt; H[Selecciona y carga kernel + initramfs]</text:span></text:p>
      <text:p text:style-name="P22"><text:span text:style-name="Source_20_Text"><text:s text:c="4"/>H --&gt; I[Kernel inicializa hardware]</text:span></text:p>
      <text:p text:style-name="P22"><text:span text:style-name="Source_20_Text"><text:s text:c="4"/>I --&gt; J[Kernel monta root filesystem]</text:span></text:p>
      <text:p text:style-name="P23"><text:span text:style-name="Source_20_Text"><text:s text:c="4"/>J --&gt; K[Inicio de proceso init/systemd]</text:span></text:p>
      <text:p text:style-name="P4"/>
      <text:h text:style-name="P5" text:outline-level="2">🖥️ Arranque UEFI Boot</text:h>
      <text:p text:style-name="P20">mermaid</text:p>
      <text:p text:style-name="P20">CopiarEditar</text:p>
      <text:p text:style-name="P21"><text:span text:style-name="Source_20_Text">flowchart TD</text:span></text:p>
      <text:p text:style-name="P22"><text:span text:style-name="Source_20_Text"><text:s text:c="4"/>A[Encendido del equipo] --&gt; B[UEFI POST&lt;br&gt;(Power-On Self Test)]</text:span></text:p>
      <text:p text:style-name="P22"><text:span text:style-name="Source_20_Text"><text:s text:c="4"/>B --&gt; C[UEFI lee NVRAM&lt;br&gt;para localizar entrada de arranque]</text:span></text:p>
      <text:p text:style-name="P22"><text:span text:style-name="Source_20_Text"><text:s text:c="4"/>C --&gt; D[Accede a EFI System Partition&lt;br&gt;(/boot/efi en Linux)]</text:span></text:p>
      <text:p text:style-name="P22"><text:span text:style-name="Source_20_Text"><text:s text:c="4"/>D --&gt; E[Lee y ejecuta archivo .EFI&lt;br&gt;(GRUB EFI, systemd-boot, etc.)]</text:span></text:p>
      <text:p text:style-name="P22"><text:span text:style-name="Source_20_Text"><text:s text:c="4"/>E --&gt; F[GRUB lee /boot&lt;br&gt;(dentro del FS raíz o partición /boot)]</text:span></text:p>
      <text:p text:style-name="P22"><text:span text:style-name="Source_20_Text"><text:s text:c="4"/>F --&gt; G[Selecciona y carga kernel + initramfs]</text:span></text:p>
      <text:p text:style-name="P22"><text:span text:style-name="Source_20_Text"><text:s text:c="4"/>G --&gt; H[Kernel inicializa hardware]</text:span></text:p>
      <text:p text:style-name="P22"><text:span text:style-name="Source_20_Text"><text:s text:c="4"/>H --&gt; I[Kernel monta root filesystem]</text:span></text:p>
      <text:p text:style-name="P23"><text:span text:style-name="Source_20_Text"><text:s text:c="4"/>I --&gt; J[Inicio de proceso init/systemd]</text:span></text:p>
      <text:p text:style-name="P4"><text:soft-page-break/></text:p>
      <text:p text:style-name="P3">📌 <text:span text:style-name="Strong_20_Emphasis">Notas:</text:span></text:p>
      <text:list text:style-name="L11">
        <text:list-item>
          <text:p text:style-name="P24">En BIOS Boot con GPT, puede existir una <text:span text:style-name="Strong_20_Emphasis">BIOS Boot Partition</text:span> de ~1 MB para alojar <text:span text:style-name="Source_20_Text">core.img</text:span> de GRUB.</text:p>
        </text:list-item>
        <text:list-item>
          <text:p text:style-name="P24">En UEFI, la <text:span text:style-name="Strong_20_Emphasis">ESP</text:span> debe ser FAT32 y suele tener entre 200 y 500 MB.</text:p>
        </text:list-item>
        <text:list-item>
          <text:p text:style-name="P24">En ambos casos, <text:span text:style-name="Source_20_Text">/boot</text:span> contiene kernel, initramfs y configuración de GRUB, pero <text:span text:style-name="Strong_20_Emphasis">en UEFI la ruta al cargador está definida por NVRAM y la ESP</text:span>.</text:p>
        </text:list-item>
      </text:list>
      <text:p text:style-name="P20">yaml</text:p>
      <text:p text:style-name="P20">CopiarEditar</text:p>
      <text:p text:style-name="P21"/>
      <text:p text:style-name="P22"><text:span text:style-name="Source_20_Text">---</text:span></text:p>
      <text:p text:style-name="P22"/>
      <text:p text:style-name="P22"><text:span text:style-name="Source_20_Text">Si quieres, puedo integrarte ambos diagramas y el resumen anterior en un **solo documento estructurado** para que quede como un README técnico sobre el arranque Linux. <text:s/></text:span></text:p>
      <text:p text:style-name="P23"><text:span text:style-name="Source_20_Text">Así tendrías línea de tiempo, ventajas/desventajas y diagramas todo en un mismo archivo.</text:span></text:p>
      <text:h text:style-name="P19" text:outline-level="5">Dijiste:</text:h>
      <text:p text:style-name="P3">si, buena idea</text:p>
      <text:h text:style-name="P2" text:outline-level="6">ChatGPT dijo:</text:h>
      <text:p text:style-name="P3">Perfecto, aquí tienes <text:span text:style-name="Strong_20_Emphasis">todo integrado</text:span> en un solo archivo Markdown, listo para subirlo a GitHub como <text:span text:style-name="Source_20_Text">README.md</text:span> o documentación técnica.</text:p>
      <text:p text:style-name="P4"/>
      <text:p text:style-name="P20">markdown</text:p>
      <text:p text:style-name="P20">CopiarEditar</text:p>
      <text:p text:style-name="P21"><text:span text:style-name="Source_20_Text"># Arranque de Linux: `/boot` y `/boot/efi`</text:span></text:p>
      <text:p text:style-name="P22"/>
      <text:p text:style-name="P22"><text:span text:style-name="Source_20_Text">Documento basado en **FHS** y **Linux From Scratch (LFS)**, con un enfoque técnico y empírico. <text:s/></text:span></text:p>
      <text:p text:style-name="P22"><text:span text:style-name="Source_20_Text">Incluye **línea de tiempo**, **ventajas y desventajas**, **función de cada partición** y **diagramas de flujo** para BIOS y UEFI.</text:span></text:p>
      <text:p text:style-name="P22"/>
      <text:p text:style-name="P22"><text:span text:style-name="Source_20_Text">---</text:span></text:p>
      <text:p text:style-name="P22"/>
      <text:p text:style-name="P22"><text:span text:style-name="Source_20_Text">## 📜 Línea de tiempo resumida</text:span></text:p>
      <text:p text:style-name="P22"/>
      <text:p text:style-name="P22"><text:span text:style-name="Source_20_Text">| Año aprox. | Hito | Detalle técnico |</text:span></text:p>
      <text:p text:style-name="P22"><text:span text:style-name="Source_20_Text">|------------|------|----------------|</text:span></text:p>
      <text:p text:style-name="P22"><text:span text:style-name="Source_20_Text">| **1991–1994** | Linux inicial + LILO | El cargador **LILO** cargaba el kernel directamente desde el MBR o una partición activa. `/boot` era un **directorio** en `/`. |</text:span></text:p>
      <text:p text:style-name="P22"><text:span text:style-name="Source_20_Text">| **1999** | GRUB (Legacy) | Se recomienda **partición `/boot`** en sistemas donde el BIOS o el cargador no soportan leer todo el disco o FS complejos (RAID, LVM…). |</text:span></text:p>
      <text:p text:style-name="P22"><text:span text:style-name="Source_20_Text">| **2005–2010** | GRUB2 | Más soporte de FS, GPT y módulos. `/boot` como partición empieza a ser opcional. |</text:span></text:p>
      <text:p text:style-name="P22"><text:span text:style-name="Source_20_Text">| **2010–2015** | UEFI reemplaza BIOS | Aparece la **EFI System Partition (ESP)**, montada en `/boot/efi`. Obligatorio FAT32. |</text:span></text:p>
      <text:p text:style-name="P22"><text:soft-page-break/><text:span text:style-name="Source_20_Text">| **2015–hoy** | Mix BIOS+UEFI | Uso flexible: `/boot` en `/`, partición `/boot`, `/boot/efi` o combinaciones. `/boot` como partición se mantiene en entornos con FS cifrado o complejos. |</text:span></text:p>
      <text:p text:style-name="P22"/>
      <text:p text:style-name="P22"><text:span text:style-name="Source_20_Text">---</text:span></text:p>
      <text:p text:style-name="P22"/>
      <text:p text:style-name="P22"><text:span text:style-name="Source_20_Text">## 📂 `/boot` (según FHS y LFS)</text:span></text:p>
      <text:p text:style-name="P22"/>
      <text:p text:style-name="P22"><text:span text:style-name="Source_20_Text">**Propósito:** Contener *todo lo necesario para que el sistema arranque antes de montar el resto del FS*. <text:s/></text:span></text:p>
      <text:p text:style-name="P22"/>
      <text:p text:style-name="P22"><text:span text:style-name="Source_20_Text">**Contenido típico:**</text:span></text:p>
      <text:p text:style-name="P22"><text:span text:style-name="Source_20_Text">- Kernel Linux (`vmlinuz-*`)</text:span></text:p>
      <text:p text:style-name="P22"><text:span text:style-name="Source_20_Text">- Initramfs / initrd</text:span></text:p>
      <text:p text:style-name="P22"><text:span text:style-name="Source_20_Text">- Configuración de GRUB (`grub.cfg`, módulos)</text:span></text:p>
      <text:p text:style-name="P22"><text:span text:style-name="Source_20_Text">- Mapas de sistema (`System.map`)</text:span></text:p>
      <text:p text:style-name="P22"/>
      <text:p text:style-name="P22"><text:span text:style-name="Source_20_Text">**No debería alojar:**</text:span></text:p>
      <text:p text:style-name="P22"><text:span text:style-name="Source_20_Text">- Binarios de usuario</text:span></text:p>
      <text:p text:style-name="P22"><text:span text:style-name="Source_20_Text">- Módulos del kernel (van en `/lib/modules`)</text:span></text:p>
      <text:p text:style-name="P22"><text:span text:style-name="Source_20_Text">- Archivos no relacionados al arranque</text:span></text:p>
      <text:p text:style-name="P22"/>
      <text:p text:style-name="P22"><text:span text:style-name="Source_20_Text">---</text:span></text:p>
      <text:p text:style-name="P22"/>
      <text:p text:style-name="P22"><text:span text:style-name="Source_20_Text">## 📂 `/boot/efi` (EFI System Partition)</text:span></text:p>
      <text:p text:style-name="P22"/>
      <text:p text:style-name="P22"><text:span text:style-name="Source_20_Text">**Punto de montaje:** ESP, obligatoria en UEFI. <text:s/></text:span></text:p>
      <text:p text:style-name="P22"/>
      <text:p text:style-name="P22"><text:span text:style-name="Source_20_Text">**Contenido típico:**</text:span></text:p>
      <text:p text:style-name="P22"><text:span text:style-name="Source_20_Text">- Archivos `.efi` (GRUB EFI, systemd-boot, shim)</text:span></text:p>
      <text:p text:style-name="P22"><text:span text:style-name="Source_20_Text">- Configuración mínima para el cargador EFI</text:span></text:p>
      <text:p text:style-name="P22"><text:span text:style-name="Source_20_Text">- Soporte multi-OS</text:span></text:p>
      <text:p text:style-name="P22"/>
      <text:p text:style-name="P22"><text:span text:style-name="Source_20_Text">**Formato:** FAT32 (por especificación UEFI) <text:s/></text:span></text:p>
      <text:p text:style-name="P22"><text:span text:style-name="Source_20_Text">**Tamaño recomendado:** 200–500 MB, siendo **300 MB** estándar de facto.</text:span></text:p>
      <text:p text:style-name="P22"/>
      <text:p text:style-name="P22"><text:span text:style-name="Source_20_Text">---</text:span></text:p>
      <text:p text:style-name="P22"/>
      <text:p text:style-name="P22"><text:span text:style-name="Source_20_Text">## 📏 Tamaños típicos y casos especiales</text:span></text:p>
      <text:p text:style-name="P22"/>
      <text:p text:style-name="P22"><text:span text:style-name="Source_20_Text">### **1 MB BIOS Boot Partition**</text:span></text:p>
      <text:p text:style-name="P22"><text:span text:style-name="Source_20_Text">- No es `/boot`, sino un espacio reservado sin formato en GPT+BIOS.</text:span></text:p>
      <text:p text:style-name="P22"><text:span text:style-name="Source_20_Text">- Usado por GRUB para guardar `core.img` fuera del FS.</text:span></text:p>
      <text:p text:style-name="P22"><text:span text:style-name="Source_20_Text">- Necesario solo si se usa GPT en modo BIOS.</text:span></text:p>
      <text:p text:style-name="P22"/>
      <text:p text:style-name="P22"><text:span text:style-name="Source_20_Text">### **Partición `/boot` independiente**</text:span></text:p>
      <text:p text:style-name="P22"><text:span text:style-name="Source_20_Text">- Tamaño: 200–500 MB.</text:span></text:p>
      <text:p text:style-name="P22"><text:span text:style-name="Source_20_Text">- Útil cuando:</text:span></text:p>
      <text:p text:style-name="P22"><text:span text:style-name="Source_20_Text"><text:s text:c="2"/>- FS raíz es LVM, RAID, btrfs con compresión o cifrado.</text:span></text:p>
      <text:p text:style-name="P22"><text:span text:style-name="Source_20_Text"><text:s text:c="2"/>- Se quiere minimizar riesgo de corrupción del área de arranque.</text:span></text:p>
      <text:p text:style-name="P22"/>
      <text:p text:style-name="P22"><text:span text:style-name="Source_20_Text">### **`/boot/efi` (~300 MB)**</text:span></text:p>
      <text:p text:style-name="P22"><text:span text:style-name="Source_20_Text">- Tamaño empírico suficiente para múltiples cargadores y kernels EFI.</text:span></text:p>
      <text:p text:style-name="P22"><text:span text:style-name="Source_20_Text">- 300 MB es balance entre utilidad y desperdicio en FAT32.</text:span></text:p>
      <text:p text:style-name="P22"/>
      <text:p text:style-name="P22"><text:span text:style-name="Source_20_Text">---</text:span></text:p>
      <text:p text:style-name="P22"/>
      <text:p text:style-name="P22"><text:span text:style-name="Source_20_Text">## ⚖️ Ventajas y desventajas empíricas</text:span></text:p>
      <text:p text:style-name="P22"/>
      <text:p text:style-name="P22"><text:soft-page-break/><text:span text:style-name="Source_20_Text">### `/boot` como directorio en `/`</text:span></text:p>
      <text:p text:style-name="P22"><text:span text:style-name="Source_20_Text">**Ventajas:**</text:span></text:p>
      <text:p text:style-name="P22"><text:span text:style-name="Source_20_Text">- Simplicidad, sin particiones extra.</text:span></text:p>
      <text:p text:style-name="P22"><text:span text:style-name="Source_20_Text">- Sin riesgo de desincronización kernel/FS raíz.</text:span></text:p>
      <text:p text:style-name="P22"/>
      <text:p text:style-name="P22"><text:span text:style-name="Source_20_Text">**Desventajas:**</text:span></text:p>
      <text:p text:style-name="P22"><text:span text:style-name="Source_20_Text">- No arranca si FS raíz es incompatible o inaccesible para el bootloader.</text:span></text:p>
      <text:p text:style-name="P22"><text:span text:style-name="Source_20_Text">- Problemas si `/` está cifrado y no hay pre-boot loader.</text:span></text:p>
      <text:p text:style-name="P22"/>
      <text:p text:style-name="P22"><text:span text:style-name="Source_20_Text">---</text:span></text:p>
      <text:p text:style-name="P22"/>
      <text:p text:style-name="P22"><text:span text:style-name="Source_20_Text">### `/boot` como partición</text:span></text:p>
      <text:p text:style-name="P22"><text:span text:style-name="Source_20_Text">**Ventajas:**</text:span></text:p>
      <text:p text:style-name="P22"><text:span text:style-name="Source_20_Text">- Compatible con FS complejos o cifrados en `/`.</text:span></text:p>
      <text:p text:style-name="P22"><text:span text:style-name="Source_20_Text">- Menor riesgo de corrupción en área de arranque.</text:span></text:p>
      <text:p text:style-name="P22"/>
      <text:p text:style-name="P22"><text:span text:style-name="Source_20_Text">**Desventajas:**</text:span></text:p>
      <text:p text:style-name="P22"><text:span text:style-name="Source_20_Text">- Espacio fijo, mantenimiento adicional.</text:span></text:p>
      <text:p text:style-name="P22"><text:span text:style-name="Source_20_Text">- Montaje obligatorio para actualizar kernel.</text:span></text:p>
      <text:p text:style-name="P22"><text:span text:style-name="Source_20_Text">- Si se llena, falla la actualización.</text:span></text:p>
      <text:p text:style-name="P22"/>
      <text:p text:style-name="P22"><text:span text:style-name="Source_20_Text">---</text:span></text:p>
      <text:p text:style-name="P22"/>
      <text:p text:style-name="P22"><text:span text:style-name="Source_20_Text">### `/boot/efi` (ESP)</text:span></text:p>
      <text:p text:style-name="P22"><text:span text:style-name="Source_20_Text">**Ventajas:**</text:span></text:p>
      <text:p text:style-name="P22"><text:span text:style-name="Source_20_Text">- Requisito para UEFI.</text:span></text:p>
      <text:p text:style-name="P22"><text:span text:style-name="Source_20_Text">- Soporta múltiples SO.</text:span></text:p>
      <text:p text:style-name="P22"/>
      <text:p text:style-name="P22"><text:span text:style-name="Source_20_Text">**Desventajas:**</text:span></text:p>
      <text:p text:style-name="P22"><text:span text:style-name="Source_20_Text">- FAT32 sin permisos UNIX ni enlaces.</text:span></text:p>
      <text:p text:style-name="P22"><text:span text:style-name="Source_20_Text">- Si se corrompe, el firmware no arranca.</text:span></text:p>
      <text:p text:style-name="P22"><text:span text:style-name="Source_20_Text">- Montaje necesario para actualizaciones.</text:span></text:p>
      <text:p text:style-name="P22"/>
      <text:p text:style-name="P22"><text:span text:style-name="Source_20_Text">---</text:span></text:p>
      <text:p text:style-name="P22"/>
      <text:p text:style-name="P22"><text:span text:style-name="Source_20_Text">## 🔄 Si no se crea `/boot` como partición</text:span></text:p>
      <text:p text:style-name="P22"/>
      <text:p text:style-name="P22"><text:span text:style-name="Source_20_Text">- `/boot` será un directorio dentro de `/`.</text:span></text:p>
      <text:p text:style-name="P22"><text:span text:style-name="Source_20_Text">- Si existe una partición `/boot` y luego se instala un sistema que no la usa:</text:span></text:p>
      <text:p text:style-name="P22"><text:span text:style-name="Source_20_Text"><text:s text:c="2"/>- El montaje de esa partición **sobre** `/boot` ocultará el contenido previo.</text:span></text:p>
      <text:p text:style-name="P22"><text:span text:style-name="Source_20_Text"><text:s text:c="2"/>- Archivos previos quedan inaccesibles hasta desmontar la partición.</text:span></text:p>
      <text:p text:style-name="P22"/>
      <text:p text:style-name="P22"><text:span text:style-name="Source_20_Text">---</text:span></text:p>
      <text:p text:style-name="P22"/>
      <text:p text:style-name="P22"><text:span text:style-name="Source_20_Text">## 🖥️ Diagramas de flujo del arranque</text:span></text:p>
      <text:p text:style-name="P22"/>
      <text:p text:style-name="P22"><text:span text:style-name="Source_20_Text">### Arranque BIOS Boot</text:span></text:p>
      <text:p text:style-name="P22"/>
      <text:p text:style-name="P22"><text:span text:style-name="Source_20_Text">```mermaid</text:span></text:p>
      <text:p text:style-name="P22"><text:span text:style-name="Source_20_Text">flowchart TD</text:span></text:p>
      <text:p text:style-name="P22"><text:span text:style-name="Source_20_Text"><text:s text:c="4"/>A[Encendido del equipo] --&gt; B[BIOS POST&lt;br&gt;(Power-On Self Test)]</text:span></text:p>
      <text:p text:style-name="P22"><text:span text:style-name="Source_20_Text"><text:s text:c="4"/>B --&gt; C[BIOS localiza dispositivo de arranque]</text:span></text:p>
      <text:p text:style-name="P22"><text:span text:style-name="Source_20_Text"><text:s text:c="4"/>C --&gt; D[Lee MBR&lt;br&gt;(512 bytes, incluye tabla de particiones y código de arranque)]</text:span></text:p>
      <text:p text:style-name="P22"><text:span text:style-name="Source_20_Text"><text:s text:c="4"/>D --&gt; E[Código MBR carga&lt;br&gt;Stage 1 de GRUB/LILO]</text:span></text:p>
      <text:p text:style-name="P22"><text:span text:style-name="Source_20_Text"><text:s text:c="4"/>E --&gt; F[Stage 1 carga Stage 1.5&lt;br&gt;(si existe, ej. en BIOS Boot Partition)]</text:span></text:p>
      <text:p text:style-name="P22"><text:span text:style-name="Source_20_Text"><text:s text:c="4"/>F --&gt; G[Stage 2 de GRUB&lt;br&gt;lee /boot]</text:span></text:p>
      <text:p text:style-name="P22"><text:span text:style-name="Source_20_Text"><text:s text:c="4"/>G --&gt; H[Selecciona y carga kernel + initramfs]</text:span></text:p>
      <text:p text:style-name="P22"><text:span text:style-name="Source_20_Text"><text:s text:c="4"/>H --&gt; I[Kernel inicializa hardware]</text:span></text:p>
      <text:p text:style-name="P22"><text:soft-page-break/><text:span text:style-name="Source_20_Text"><text:s text:c="4"/>I --&gt; J[Kernel monta root filesystem]</text:span></text:p>
      <text:p text:style-name="P23"><text:span text:style-name="Source_20_Text"><text:s text:c="4"/>J --&gt; K[Inicio de proceso init/systemd]</text:span></text:p>
      <text:p text:style-name="P4"/>
      <text:h text:style-name="P11" text:outline-level="3">Arranque UEFI Boot</text:h>
      <text:p text:style-name="P20">mermaid</text:p>
      <text:p text:style-name="P20">CopiarEditar</text:p>
      <text:p text:style-name="P21"><text:span text:style-name="Source_20_Text">flowchart TD</text:span></text:p>
      <text:p text:style-name="P22"><text:span text:style-name="Source_20_Text"><text:s text:c="4"/>A[Encendido del equipo] --&gt; B[UEFI POST&lt;br&gt;(Power-On Self Test)]</text:span></text:p>
      <text:p text:style-name="P22"><text:span text:style-name="Source_20_Text"><text:s text:c="4"/>B --&gt; C[UEFI lee NVRAM&lt;br&gt;para localizar entrada de arranque]</text:span></text:p>
      <text:p text:style-name="P22"><text:span text:style-name="Source_20_Text"><text:s text:c="4"/>C --&gt; D[Accede a EFI System Partition&lt;br&gt;(/boot/efi en Linux)]</text:span></text:p>
      <text:p text:style-name="P22"><text:span text:style-name="Source_20_Text"><text:s text:c="4"/>D --&gt; E[Lee y ejecuta archivo .EFI&lt;br&gt;(GRUB EFI, systemd-boot, etc.)]</text:span></text:p>
      <text:p text:style-name="P22"><text:span text:style-name="Source_20_Text"><text:s text:c="4"/>E --&gt; F[GRUB lee /boot&lt;br&gt;(dentro del FS raíz o partición /boot)]</text:span></text:p>
      <text:p text:style-name="P22"><text:span text:style-name="Source_20_Text"><text:s text:c="4"/>F --&gt; G[Selecciona y carga kernel + initramfs]</text:span></text:p>
      <text:p text:style-name="P22"><text:span text:style-name="Source_20_Text"><text:s text:c="4"/>G --&gt; H[Kernel inicializa hardware]</text:span></text:p>
      <text:p text:style-name="P22"><text:span text:style-name="Source_20_Text"><text:s text:c="4"/>H --&gt; I[Kernel monta root filesystem]</text:span></text:p>
      <text:p text:style-name="P23"><text:span text:style-name="Source_20_Text"><text:s text:c="4"/>I --&gt; J[Inicio de proceso init/systemd]</text:span></text:p>
      <text:p text:style-name="P4"/>
      <text:p text:style-name="P3">📌 <text:span text:style-name="Strong_20_Emphasis">Notas finales:</text:span></text:p>
      <text:list text:style-name="L12">
        <text:list-item>
          <text:p text:style-name="P25">En BIOS Boot con GPT, la <text:span text:style-name="Strong_20_Emphasis">BIOS Boot Partition</text:span> es de ~1 MB y sin formato.</text:p>
        </text:list-item>
        <text:list-item>
          <text:p text:style-name="P25">En UEFI, la <text:span text:style-name="Strong_20_Emphasis">ESP</text:span> debe ser FAT32 y suele tener entre 200 y 500 MB.</text:p>
        </text:list-item>
        <text:list-item>
          <text:p text:style-name="P25">En ambos casos, <text:span text:style-name="Source_20_Text">/boot</text:span> contiene kernel, initramfs y configuración de GRUB, pero <text:span text:style-name="Strong_20_Emphasis">en UEFI la ruta al cargador está definida por NVRAM y la ESP</text:span>.</text:p>
        </text:list-item>
      </text:list>
      <text:p text:style-name="P20">yaml</text:p>
      <text:p text:style-name="P20">CopiarEditar</text:p>
      <text:p text:style-name="P21"/>
      <text:p text:style-name="P22"><text:span text:style-name="Source_20_Text">---</text:span></text:p>
      <text:p text:style-name="P22"/>
      <text:p text:style-name="P22"><text:span text:style-name="Source_20_Text">Si quieres, puedo añadirle al final **un cuadro comparativo rápido** BIOS vs UEFI para que sea todavía más claro en GitHub. <text:s/></text:span></text:p>
      <text:p text:style-name="P23"><text:span text:style-name="Source_20_Text">¿Quieres que te lo incluya?</text:span></text:p>
      <text:h text:style-name="P19" text:outline-level="5">Dijiste:</text:h>
      <text:p text:style-name="P3">OK</text:p>
      <text:h text:style-name="P2" text:outline-level="6">ChatGPT dijo:</text:h>
      <text:p text:style-name="P3">Perfecto, aquí te dejo el documento ya con <text:span text:style-name="Strong_20_Emphasis">el cuadro comparativo BIOS vs UEFI</text:span> añadido al final.<text:line-break/>Ahora queda como un README técnico completo para tu repositorio de GitHub.</text:p>
      <text:p text:style-name="P4"/>
      <text:p text:style-name="P20">markdown</text:p>
      <text:p text:style-name="P20">CopiarEditar</text:p>
      <text:p text:style-name="P21"><text:span text:style-name="Source_20_Text"># Arranque de Linux: `/boot` y `/boot/efi`</text:span></text:p>
      <text:p text:style-name="P22"/>
      <text:p text:style-name="P22"><text:span text:style-name="Source_20_Text">Documento basado en **FHS** y **Linux From Scratch (LFS)**, con un enfoque técnico y empírico. <text:s/></text:span></text:p>
      <text:p text:style-name="P22"><text:soft-page-break/><text:span text:style-name="Source_20_Text">Incluye **línea de tiempo**, **ventajas y desventajas**, **función de cada partición**, **diagramas de flujo** y un **cuadro comparativo BIOS vs UEFI**.</text:span></text:p>
      <text:p text:style-name="P22"/>
      <text:p text:style-name="P22"><text:span text:style-name="Source_20_Text">---</text:span></text:p>
      <text:p text:style-name="P22"/>
      <text:p text:style-name="P22"><text:span text:style-name="Source_20_Text">## 📜 Línea de tiempo resumida</text:span></text:p>
      <text:p text:style-name="P22"/>
      <text:p text:style-name="P22"><text:span text:style-name="Source_20_Text">| Año aprox. | Hito | Detalle técnico |</text:span></text:p>
      <text:p text:style-name="P22"><text:span text:style-name="Source_20_Text">|------------|------|----------------|</text:span></text:p>
      <text:p text:style-name="P22"><text:span text:style-name="Source_20_Text">| **1991–1994** | Linux inicial + LILO | El cargador **LILO** cargaba el kernel directamente desde el MBR o una partición activa. `/boot` era un **directorio** en `/`. |</text:span></text:p>
      <text:p text:style-name="P22"><text:span text:style-name="Source_20_Text">| **1999** | GRUB (Legacy) | Se recomienda **partición `/boot`** en sistemas donde el BIOS o el cargador no soportan leer todo el disco o FS complejos (RAID, LVM…). |</text:span></text:p>
      <text:p text:style-name="P22"><text:span text:style-name="Source_20_Text">| **2005–2010** | GRUB2 | Más soporte de FS, GPT y módulos. `/boot` como partición empieza a ser opcional. |</text:span></text:p>
      <text:p text:style-name="P22"><text:span text:style-name="Source_20_Text">| **2010–2015** | UEFI reemplaza BIOS | Aparece la **EFI System Partition (ESP)**, montada en `/boot/efi`. Obligatorio FAT32. |</text:span></text:p>
      <text:p text:style-name="P22"><text:span text:style-name="Source_20_Text">| **2015–hoy** | Mix BIOS+UEFI | Uso flexible: `/boot` en `/`, partición `/boot`, `/boot/efi` o combinaciones. `/boot` como partición se mantiene en entornos con FS cifrado o complejos. |</text:span></text:p>
      <text:p text:style-name="P22"/>
      <text:p text:style-name="P22"><text:span text:style-name="Source_20_Text">---</text:span></text:p>
      <text:p text:style-name="P22"/>
      <text:p text:style-name="P22"><text:span text:style-name="Source_20_Text">## 📂 `/boot` (según FHS y LFS)</text:span></text:p>
      <text:p text:style-name="P22"/>
      <text:p text:style-name="P22"><text:span text:style-name="Source_20_Text">**Propósito:** Contener *todo lo necesario para que el sistema arranque antes de montar el resto del FS*. <text:s/></text:span></text:p>
      <text:p text:style-name="P22"/>
      <text:p text:style-name="P22"><text:span text:style-name="Source_20_Text">**Contenido típico:**</text:span></text:p>
      <text:p text:style-name="P22"><text:span text:style-name="Source_20_Text">- Kernel Linux (`vmlinuz-*`)</text:span></text:p>
      <text:p text:style-name="P22"><text:span text:style-name="Source_20_Text">- Initramfs / initrd</text:span></text:p>
      <text:p text:style-name="P22"><text:span text:style-name="Source_20_Text">- Configuración de GRUB (`grub.cfg`, módulos)</text:span></text:p>
      <text:p text:style-name="P22"><text:span text:style-name="Source_20_Text">- Mapas de sistema (`System.map`)</text:span></text:p>
      <text:p text:style-name="P22"/>
      <text:p text:style-name="P22"><text:span text:style-name="Source_20_Text">**No debería alojar:**</text:span></text:p>
      <text:p text:style-name="P22"><text:span text:style-name="Source_20_Text">- Binarios de usuario</text:span></text:p>
      <text:p text:style-name="P22"><text:span text:style-name="Source_20_Text">- Módulos del kernel (van en `/lib/modules`)</text:span></text:p>
      <text:p text:style-name="P22"><text:span text:style-name="Source_20_Text">- Archivos no relacionados al arranque</text:span></text:p>
      <text:p text:style-name="P22"/>
      <text:p text:style-name="P22"><text:span text:style-name="Source_20_Text">---</text:span></text:p>
      <text:p text:style-name="P22"/>
      <text:p text:style-name="P22"><text:span text:style-name="Source_20_Text">## 📂 `/boot/efi` (EFI System Partition)</text:span></text:p>
      <text:p text:style-name="P22"/>
      <text:p text:style-name="P22"><text:span text:style-name="Source_20_Text">**Punto de montaje:** ESP, obligatoria en UEFI. <text:s/></text:span></text:p>
      <text:p text:style-name="P22"/>
      <text:p text:style-name="P22"><text:span text:style-name="Source_20_Text">**Contenido típico:**</text:span></text:p>
      <text:p text:style-name="P22"><text:span text:style-name="Source_20_Text">- Archivos `.efi` (GRUB EFI, systemd-boot, shim)</text:span></text:p>
      <text:p text:style-name="P22"><text:span text:style-name="Source_20_Text">- Configuración mínima para el cargador EFI</text:span></text:p>
      <text:p text:style-name="P22"><text:span text:style-name="Source_20_Text">- Soporte multi-OS</text:span></text:p>
      <text:p text:style-name="P22"/>
      <text:p text:style-name="P22"><text:span text:style-name="Source_20_Text">**Formato:** FAT32 (por especificación UEFI) <text:s/></text:span></text:p>
      <text:p text:style-name="P22"><text:span text:style-name="Source_20_Text">**Tamaño recomendado:** 200–500 MB, siendo **300 MB** estándar de facto.</text:span></text:p>
      <text:p text:style-name="P22"/>
      <text:p text:style-name="P22"><text:span text:style-name="Source_20_Text">---</text:span></text:p>
      <text:p text:style-name="P22"/>
      <text:p text:style-name="P22"><text:span text:style-name="Source_20_Text">## 📏 Tamaños típicos y casos especiales</text:span></text:p>
      <text:p text:style-name="P22"/>
      <text:p text:style-name="P22"><text:span text:style-name="Source_20_Text">### **1 MB BIOS Boot Partition**</text:span></text:p>
      <text:p text:style-name="P22"><text:soft-page-break/><text:span text:style-name="Source_20_Text">- No es `/boot`, sino un espacio reservado sin formato en GPT+BIOS.</text:span></text:p>
      <text:p text:style-name="P22"><text:span text:style-name="Source_20_Text">- Usado por GRUB para guardar `core.img` fuera del FS.</text:span></text:p>
      <text:p text:style-name="P22"><text:span text:style-name="Source_20_Text">- Necesario solo si se usa GPT en modo BIOS.</text:span></text:p>
      <text:p text:style-name="P22"/>
      <text:p text:style-name="P22"><text:span text:style-name="Source_20_Text">### **Partición `/boot` independiente**</text:span></text:p>
      <text:p text:style-name="P22"><text:span text:style-name="Source_20_Text">- Tamaño: 200–500 MB.</text:span></text:p>
      <text:p text:style-name="P22"><text:span text:style-name="Source_20_Text">- Útil cuando:</text:span></text:p>
      <text:p text:style-name="P22"><text:span text:style-name="Source_20_Text"><text:s text:c="2"/>- FS raíz es LVM, RAID, btrfs con compresión o cifrado.</text:span></text:p>
      <text:p text:style-name="P22"><text:span text:style-name="Source_20_Text"><text:s text:c="2"/>- Se quiere minimizar riesgo de corrupción del área de arranque.</text:span></text:p>
      <text:p text:style-name="P22"/>
      <text:p text:style-name="P22"><text:span text:style-name="Source_20_Text">### **`/boot/efi` (~300 MB)**</text:span></text:p>
      <text:p text:style-name="P22"><text:span text:style-name="Source_20_Text">- Tamaño empírico suficiente para múltiples cargadores y kernels EFI.</text:span></text:p>
      <text:p text:style-name="P22"><text:span text:style-name="Source_20_Text">- 300 MB es balance entre utilidad y desperdicio en FAT32.</text:span></text:p>
      <text:p text:style-name="P22"/>
      <text:p text:style-name="P22"><text:span text:style-name="Source_20_Text">---</text:span></text:p>
      <text:p text:style-name="P22"/>
      <text:p text:style-name="P22"><text:span text:style-name="Source_20_Text">## ⚖️ Ventajas y desventajas empíricas</text:span></text:p>
      <text:p text:style-name="P22"/>
      <text:p text:style-name="P22"><text:span text:style-name="Source_20_Text">### `/boot` como directorio en `/`</text:span></text:p>
      <text:p text:style-name="P22"><text:span text:style-name="Source_20_Text">**Ventajas:**</text:span></text:p>
      <text:p text:style-name="P22"><text:span text:style-name="Source_20_Text">- Simplicidad, sin particiones extra.</text:span></text:p>
      <text:p text:style-name="P22"><text:span text:style-name="Source_20_Text">- Sin riesgo de desincronización kernel/FS raíz.</text:span></text:p>
      <text:p text:style-name="P22"/>
      <text:p text:style-name="P22"><text:span text:style-name="Source_20_Text">**Desventajas:**</text:span></text:p>
      <text:p text:style-name="P22"><text:span text:style-name="Source_20_Text">- No arranca si FS raíz es incompatible o inaccesible para el bootloader.</text:span></text:p>
      <text:p text:style-name="P22"><text:span text:style-name="Source_20_Text">- Problemas si `/` está cifrado y no hay pre-boot loader.</text:span></text:p>
      <text:p text:style-name="P22"/>
      <text:p text:style-name="P22"><text:span text:style-name="Source_20_Text">---</text:span></text:p>
      <text:p text:style-name="P22"/>
      <text:p text:style-name="P22"><text:span text:style-name="Source_20_Text">### `/boot` como partición</text:span></text:p>
      <text:p text:style-name="P22"><text:span text:style-name="Source_20_Text">**Ventajas:**</text:span></text:p>
      <text:p text:style-name="P22"><text:span text:style-name="Source_20_Text">- Compatible con FS complejos o cifrados en `/`.</text:span></text:p>
      <text:p text:style-name="P22"><text:span text:style-name="Source_20_Text">- Menor riesgo de corrupción en área de arranque.</text:span></text:p>
      <text:p text:style-name="P22"/>
      <text:p text:style-name="P22"><text:span text:style-name="Source_20_Text">**Desventajas:**</text:span></text:p>
      <text:p text:style-name="P22"><text:span text:style-name="Source_20_Text">- Espacio fijo, mantenimiento adicional.</text:span></text:p>
      <text:p text:style-name="P22"><text:span text:style-name="Source_20_Text">- Montaje obligatorio para actualizar kernel.</text:span></text:p>
      <text:p text:style-name="P22"><text:span text:style-name="Source_20_Text">- Si se llena, falla la actualización.</text:span></text:p>
      <text:p text:style-name="P22"/>
      <text:p text:style-name="P22"><text:span text:style-name="Source_20_Text">---</text:span></text:p>
      <text:p text:style-name="P22"/>
      <text:p text:style-name="P22"><text:span text:style-name="Source_20_Text">### `/boot/efi` (ESP)</text:span></text:p>
      <text:p text:style-name="P22"><text:span text:style-name="Source_20_Text">**Ventajas:**</text:span></text:p>
      <text:p text:style-name="P22"><text:span text:style-name="Source_20_Text">- Requisito para UEFI.</text:span></text:p>
      <text:p text:style-name="P22"><text:span text:style-name="Source_20_Text">- Soporta múltiples SO.</text:span></text:p>
      <text:p text:style-name="P22"/>
      <text:p text:style-name="P22"><text:span text:style-name="Source_20_Text">**Desventajas:**</text:span></text:p>
      <text:p text:style-name="P22"><text:span text:style-name="Source_20_Text">- FAT32 sin permisos UNIX ni enlaces.</text:span></text:p>
      <text:p text:style-name="P22"><text:span text:style-name="Source_20_Text">- Si se corrompe, el firmware no arranca.</text:span></text:p>
      <text:p text:style-name="P22"><text:span text:style-name="Source_20_Text">- Montaje necesario para actualizaciones.</text:span></text:p>
      <text:p text:style-name="P22"/>
      <text:p text:style-name="P22"><text:span text:style-name="Source_20_Text">---</text:span></text:p>
      <text:p text:style-name="P22"/>
      <text:p text:style-name="P22"><text:span text:style-name="Source_20_Text">## 🔄 Si no se crea `/boot` como partición</text:span></text:p>
      <text:p text:style-name="P22"/>
      <text:p text:style-name="P22"><text:span text:style-name="Source_20_Text">- `/boot` será un directorio dentro de `/`.</text:span></text:p>
      <text:p text:style-name="P22"><text:span text:style-name="Source_20_Text">- Si existe una partición `/boot` y luego se instala un sistema que no la usa:</text:span></text:p>
      <text:p text:style-name="P22"><text:span text:style-name="Source_20_Text"><text:s text:c="2"/>- El montaje de esa partición **sobre** `/boot` ocultará el contenido previo.</text:span></text:p>
      <text:p text:style-name="P22"><text:span text:style-name="Source_20_Text"><text:s text:c="2"/>- Archivos previos quedan inaccesibles hasta desmontar la partición.</text:span></text:p>
      <text:p text:style-name="P22"><text:soft-page-break/></text:p>
      <text:p text:style-name="P22"><text:span text:style-name="Source_20_Text">---</text:span></text:p>
      <text:p text:style-name="P22"/>
      <text:p text:style-name="P22"><text:span text:style-name="Source_20_Text">## 🖥️ Diagramas de flujo del arranque</text:span></text:p>
      <text:p text:style-name="P22"/>
      <text:p text:style-name="P22"><text:span text:style-name="Source_20_Text">### Arranque BIOS Boot</text:span></text:p>
      <text:p text:style-name="P22"/>
      <text:p text:style-name="P22"><text:span text:style-name="Source_20_Text">```mermaid</text:span></text:p>
      <text:p text:style-name="P22"><text:span text:style-name="Source_20_Text">flowchart TD</text:span></text:p>
      <text:p text:style-name="P22"><text:span text:style-name="Source_20_Text"><text:s text:c="4"/>A[Encendido del equipo] --&gt; B[BIOS POST&lt;br&gt;(Power-On Self Test)]</text:span></text:p>
      <text:p text:style-name="P22"><text:span text:style-name="Source_20_Text"><text:s text:c="4"/>B --&gt; C[BIOS localiza dispositivo de arranque]</text:span></text:p>
      <text:p text:style-name="P22"><text:span text:style-name="Source_20_Text"><text:s text:c="4"/>C --&gt; D[Lee MBR&lt;br&gt;(512 bytes, incluye tabla de particiones y código de arranque)]</text:span></text:p>
      <text:p text:style-name="P22"><text:span text:style-name="Source_20_Text"><text:s text:c="4"/>D --&gt; E[Código MBR carga&lt;br&gt;Stage 1 de GRUB/LILO]</text:span></text:p>
      <text:p text:style-name="P22"><text:span text:style-name="Source_20_Text"><text:s text:c="4"/>E --&gt; F[Stage 1 carga Stage 1.5&lt;br&gt;(si existe, ej. en BIOS Boot Partition)]</text:span></text:p>
      <text:p text:style-name="P22"><text:span text:style-name="Source_20_Text"><text:s text:c="4"/>F --&gt; G[Stage 2 de GRUB&lt;br&gt;lee /boot]</text:span></text:p>
      <text:p text:style-name="P22"><text:span text:style-name="Source_20_Text"><text:s text:c="4"/>G --&gt; H[Selecciona y carga kernel + initramfs]</text:span></text:p>
      <text:p text:style-name="P22"><text:span text:style-name="Source_20_Text"><text:s text:c="4"/>H --&gt; I[Kernel inicializa hardware]</text:span></text:p>
      <text:p text:style-name="P22"><text:span text:style-name="Source_20_Text"><text:s text:c="4"/>I --&gt; J[Kernel monta root filesystem]</text:span></text:p>
      <text:p text:style-name="P23"><text:span text:style-name="Source_20_Text"><text:s text:c="4"/>J --&gt; K[Inicio de proceso init/systemd]</text:span></text:p>
      <text:p text:style-name="P4"/>
      <text:h text:style-name="P11" text:outline-level="3">Arranque UEFI Boot</text:h>
      <text:p text:style-name="P20">mermaid</text:p>
      <text:p text:style-name="P20">CopiarEditar</text:p>
      <text:p text:style-name="P21"><text:span text:style-name="Source_20_Text">flowchart TD</text:span></text:p>
      <text:p text:style-name="P22"><text:span text:style-name="Source_20_Text"><text:s text:c="4"/>A[Encendido del equipo] --&gt; B[UEFI POST&lt;br&gt;(Power-On Self Test)]</text:span></text:p>
      <text:p text:style-name="P22"><text:span text:style-name="Source_20_Text"><text:s text:c="4"/>B --&gt; C[UEFI lee NVRAM&lt;br&gt;para localizar entrada de arranque]</text:span></text:p>
      <text:p text:style-name="P22"><text:span text:style-name="Source_20_Text"><text:s text:c="4"/>C --&gt; D[Accede a EFI System Partition&lt;br&gt;(/boot/efi en Linux)]</text:span></text:p>
      <text:p text:style-name="P22"><text:span text:style-name="Source_20_Text"><text:s text:c="4"/>D --&gt; E[Lee y ejecuta archivo .EFI&lt;br&gt;(GRUB EFI, systemd-boot, etc.)]</text:span></text:p>
      <text:p text:style-name="P22"><text:span text:style-name="Source_20_Text"><text:s text:c="4"/>E --&gt; F[GRUB lee /boot&lt;br&gt;(dentro del FS raíz o partición /boot)]</text:span></text:p>
      <text:p text:style-name="P22"><text:span text:style-name="Source_20_Text"><text:s text:c="4"/>F --&gt; G[Selecciona y carga kernel + initramfs]</text:span></text:p>
      <text:p text:style-name="P22"><text:span text:style-name="Source_20_Text"><text:s text:c="4"/>G --&gt; H[Kernel inicializa hardware]</text:span></text:p>
      <text:p text:style-name="P22"><text:span text:style-name="Source_20_Text"><text:s text:c="4"/>H --&gt; I[Kernel monta root filesystem]</text:span></text:p>
      <text:p text:style-name="P23"><text:span text:style-name="Source_20_Text"><text:s text:c="4"/>I --&gt; J[Inicio de proceso init/systemd]</text:span></text:p>
      <text:p text:style-name="P4"/>
      <text:h text:style-name="P5" text:outline-level="2">📊 Comparativa rápida: BIOS vs UEFI</text:h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>
            <table:table-cell table:style-name="Tabla2.A1" office:value-type="string">
              <text:p text:style-name="P6">Característica</text:p>
            </table:table-cell>
            <table:table-cell table:style-name="Tabla2.A1" office:value-type="string">
              <text:p text:style-name="P6">BIOS Boot</text:p>
            </table:table-cell>
            <table:table-cell table:style-name="Tabla2.A1" office:value-type="string">
              <text:p text:style-name="P6">UEFI Boot</text:p>
            </table:table-cell>
          </table:table-row>
        </table:table-header-rows>
        <table:table-row>
          <table:table-cell table:style-name="Tabla2.A1" office:value-type="string">
            <text:p text:style-name="P7"><text:span text:style-name="Strong_20_Emphasis">Modo firmware</text:span></text:p>
          </table:table-cell>
          <table:table-cell table:style-name="Tabla2.A1" office:value-type="string">
            <text:p text:style-name="P7">Código fijo en chip, interfaz simple</text:p>
          </table:table-cell>
          <table:table-cell table:style-name="Tabla2.A1" office:value-type="string">
            <text:p text:style-name="P7">Firmware programable, interfaz estándar</text:p>
          </table:table-cell>
        </table:table-row>
        <table:table-row>
          <table:table-cell table:style-name="Tabla2.A1" office:value-type="string">
            <text:p text:style-name="P7"><text:span text:style-name="Strong_20_Emphasis">Tabla de particiones soportada</text:span></text:p>
          </table:table-cell>
          <table:table-cell table:style-name="Tabla2.A1" office:value-type="string">
            <text:p text:style-name="P7">MBR (y GPT con BIOS Boot Partition)</text:p>
          </table:table-cell>
          <table:table-cell table:style-name="Tabla2.A1" office:value-type="string">
            <text:p text:style-name="P7">GPT (también MBR)</text:p>
          </table:table-cell>
        </table:table-row>
        <table:table-row>
          <table:table-cell table:style-name="Tabla2.A1" office:value-type="string">
            <text:p text:style-name="P7"><text:span text:style-name="Strong_20_Emphasis">Tamaño máximo de disco</text:span></text:p>
          </table:table-cell>
          <table:table-cell table:style-name="Tabla2.A1" office:value-type="string">
            <text:p text:style-name="P7">2 TB (MBR)</text:p>
          </table:table-cell>
          <table:table-cell table:style-name="Tabla2.A1" office:value-type="string">
            <text:p text:style-name="P7">&gt; 9.4 ZB (GPT)</text:p>
          </table:table-cell>
        </table:table-row>
        <table:table-row>
          <table:table-cell table:style-name="Tabla2.A1" office:value-type="string">
            <text:p text:style-name="P7"><text:span text:style-name="Strong_20_Emphasis">Partición especial</text:span></text:p>
          </table:table-cell>
          <table:table-cell table:style-name="Tabla2.A1" office:value-type="string">
            <text:p text:style-name="P7">BIOS Boot Partition (~1 MB, sin formato, en GPT)</text:p>
          </table:table-cell>
          <table:table-cell table:style-name="Tabla2.A1" office:value-type="string">
            <text:p text:style-name="P7">EFI System Partition (200–500 MB, FAT32)</text:p>
          </table:table-cell>
        </table:table-row>
        <table:table-row>
          <table:table-cell table:style-name="Tabla2.A1" office:value-type="string">
            <text:p text:style-name="P7"><text:span text:style-name="Strong_20_Emphasis">Carga inicial</text:span></text:p>
          </table:table-cell>
          <table:table-cell table:style-name="Tabla2.A1" office:value-type="string">
            <text:p text:style-name="P7">Lee código en MBR y sectores siguientes</text:p>
          </table:table-cell>
          <table:table-cell table:style-name="Tabla2.A1" office:value-type="string">
            <text:p text:style-name="P7">Ejecuta binario <text:span text:style-name="Source_20_Text">.EFI</text:span> desde la ESP</text:p>
          </table:table-cell>
        </table:table-row>
        <table:table-row>
          <table:table-cell table:style-name="Tabla2.A1" office:value-type="string">
            <text:p text:style-name="P7"><text:span text:style-name="Strong_20_Emphasis">Soporte de FS</text:span></text:p>
          </table:table-cell>
          <table:table-cell table:style-name="Tabla2.A1" office:value-type="string">
            <text:p text:style-name="P7">Limitado (GRUB implementa lectura <text:soft-page-break/>FS)</text:p>
          </table:table-cell>
          <table:table-cell table:style-name="Tabla2.A1" office:value-type="string">
            <text:p text:style-name="P7">Directo en firmware para FAT32</text:p>
          </table:table-cell>
        </table:table-row>
        <table:table-row>
          <table:table-cell table:style-name="Tabla2.A1" office:value-type="string">
            <text:p text:style-name="P7"><text:span text:style-name="Strong_20_Emphasis">Compatibilidad multi-OS</text:span></text:p>
          </table:table-cell>
          <table:table-cell table:style-name="Tabla2.A1" office:value-type="string">
            <text:p text:style-name="P7">Depende del cargador</text:p>
          </table:table-cell>
          <table:table-cell table:style-name="Tabla2.A1" office:value-type="string">
            <text:p text:style-name="P7">Nativa en UEFI mediante entradas en NVRAM</text:p>
          </table:table-cell>
        </table:table-row>
        <table:table-row>
          <table:table-cell table:style-name="Tabla2.A1" office:value-type="string">
            <text:p text:style-name="P7"><text:span text:style-name="Strong_20_Emphasis">Seguridad</text:span></text:p>
          </table:table-cell>
          <table:table-cell table:style-name="Tabla2.A1" office:value-type="string">
            <text:p text:style-name="P7">Sin validación de integridad</text:p>
          </table:table-cell>
          <table:table-cell table:style-name="Tabla2.A1" office:value-type="string">
            <text:p text:style-name="P7">Secure Boot opcional</text:p>
          </table:table-cell>
        </table:table-row>
        <table:table-row>
          <table:table-cell table:style-name="Tabla2.A1" office:value-type="string">
            <text:p text:style-name="P7"><text:span text:style-name="Strong_20_Emphasis">Velocidad de arranque</text:span></text:p>
          </table:table-cell>
          <table:table-cell table:style-name="Tabla2.A1" office:value-type="string">
            <text:p text:style-name="P7">Generalmente más lenta</text:p>
          </table:table-cell>
          <table:table-cell table:style-name="Tabla2.A1" office:value-type="string">
            <text:p text:style-name="P7">Potencialmente más rápida</text:p>
          </table:table-cell>
        </table:table-row>
      </table:table>
      <text:p text:style-name="P4"/>
      <text:p text:style-name="P3">📌 <text:span text:style-name="Strong_20_Emphasis">Notas finales:</text:span></text:p>
      <text:list text:style-name="L13">
        <text:list-item>
          <text:p text:style-name="P26">En BIOS Boot con GPT, la <text:span text:style-name="Strong_20_Emphasis">BIOS Boot Partition</text:span> es de ~1 MB y sin formato.</text:p>
        </text:list-item>
        <text:list-item>
          <text:p text:style-name="P26">En UEFI, la <text:span text:style-name="Strong_20_Emphasis">ESP</text:span> debe ser FAT32 y suele tener entre 200 y 500 MB.</text:p>
        </text:list-item>
        <text:list-item>
          <text:p text:style-name="P26">En ambos casos, <text:span text:style-name="Source_20_Text">/boot</text:span> contiene kernel, initramfs y configuración de GRUB, pero <text:span text:style-name="Strong_20_Emphasis">en UEFI la ruta al cargador está definida por NVRAM y la ESP</text:span>.</text:p>
        </text:list-item>
      </text:list>
      <text:p text:style-name="P20">yaml</text:p>
      <text:p text:style-name="P20">CopiarEditar</text:p>
      <text:p text:style-name="P21"/>
      <text:p text:style-name="P22"><text:span text:style-name="Source_20_Text">---</text:span></text:p>
      <text:p text:style-name="P22"/>
      <text:p text:style-name="P22"><text:span text:style-name="Source_20_Text">Si quieres, puedo añadir también **una figura comparativa visual BIOS vs UEFI en Mermaid**, para que quede más llamativo en GitHub junto a la tabla. <text:s/></text:span></text:p>
      <text:p text:style-name="P23"><text:span text:style-name="Source_20_Text">¿Quieres que te lo arme?</text:span></text:p>
      <text:h text:style-name="P19" text:outline-level="5">Dijiste:</text:h>
      <text:p text:style-name="P3">ok</text:p>
      <text:h text:style-name="P2" text:outline-level="6">ChatGPT dijo:</text:h>
      <text:p text:style-name="P3">Perfecto, cuando quieras te preparo los dos diagramas de flujo en estilo Markdown para BIOS Boot y UEFI Boot listos para GitHub.</text:p>
      <text:h text:style-name="P19" text:outline-level="5">Dijiste:</text:h>
      <text:p text:style-name="P3">ahora</text:p>
      <text:h text:style-name="P2" text:outline-level="6">ChatGPT dijo:</text:h>
      <text:p text:style-name="P3">Aquí tienes los diagramas de flujo en estilo Markdown para subirlos a GitHub, separados en <text:span text:style-name="Strong_20_Emphasis">BIOS Boot</text:span> y <text:span text:style-name="Strong_20_Emphasis">UEFI Boot</text:span>, usando sintaxis Mermaid para que se vean como diagramas renderizados.</text:p>
      <text:p text:style-name="P20">markdown</text:p>
      <text:p text:style-name="P20">CopiarEditar</text:p>
      <text:p text:style-name="P21"><text:span text:style-name="Source_20_Text">## Diagrama de Flujo – BIOS Boot</text:span></text:p>
      <text:p text:style-name="P22"/>
      <text:p text:style-name="P22"><text:span text:style-name="Source_20_Text">```mermaid</text:span></text:p>
      <text:p text:style-name="P22"><text:span text:style-name="Source_20_Text">flowchart TD</text:span></text:p>
      <text:p text:style-name="P22"><text:span text:style-name="Source_20_Text"><text:s text:c="4"/>A[Encendido del equipo] --&gt; B[BIOS realiza POST (Power-On Self Test)]</text:span></text:p>
      <text:p text:style-name="P22"><text:span text:style-name="Source_20_Text"><text:s text:c="4"/>B --&gt; C[Inicializa hardware básico]</text:span></text:p>
      <text:p text:style-name="P22"><text:span text:style-name="Source_20_Text"><text:s text:c="4"/>C --&gt; D[Busca dispositivo de arranque según orden de prioridad]</text:span></text:p>
      <text:p text:style-name="P22"><text:span text:style-name="Source_20_Text"><text:s text:c="4"/>D --&gt; E[Lee el primer sector del dispositivo (MBR)]</text:span></text:p>
      <text:p text:style-name="P22"><text:span text:style-name="Source_20_Text"><text:s text:c="4"/>E --&gt; F[Ejecuta el código del MBR]</text:span></text:p>
      <text:p text:style-name="P22"><text:span text:style-name="Source_20_Text"><text:s text:c="4"/>F --&gt; G[MBR carga el Bootloader (ej: GRUB)]</text:span></text:p>
      <text:p text:style-name="P22"><text:span text:style-name="Source_20_Text"><text:s text:c="4"/>G --&gt; H[Bootloader carga el kernel y el initramfs]</text:span></text:p>
      <text:p text:style-name="P23"><text:soft-page-break/><text:span text:style-name="Source_20_Text"><text:s text:c="4"/>H --&gt; I[Kernel inicia el sistema operativo]</text:span></text:p>
      <text:p text:style-name="P4"/>
      <text:h text:style-name="P5" text:outline-level="2">Diagrama de Flujo – UEFI Boot</text:h>
      <text:p text:style-name="P20">mermaid</text:p>
      <text:p text:style-name="P20">CopiarEditar</text:p>
      <text:p text:style-name="P21"><text:span text:style-name="Source_20_Text">flowchart TD</text:span></text:p>
      <text:p text:style-name="P22"><text:span text:style-name="Source_20_Text"><text:s text:c="4"/>A[Encendido del equipo] --&gt; B[UEFI inicializa hardware básico]</text:span></text:p>
      <text:p text:style-name="P22"><text:span text:style-name="Source_20_Text"><text:s text:c="4"/>B --&gt; C[Ejecuta POST (Power-On Self Test)]</text:span></text:p>
      <text:p text:style-name="P22"><text:span text:style-name="Source_20_Text"><text:s text:c="4"/>C --&gt; D[Carga drivers UEFI necesarios]</text:span></text:p>
      <text:p text:style-name="P22"><text:span text:style-name="Source_20_Text"><text:s text:c="4"/>D --&gt; E[Busca archivo EFI en la partición EFI (ESP)]</text:span></text:p>
      <text:p text:style-name="P22"><text:span text:style-name="Source_20_Text"><text:s text:c="4"/>E --&gt; F[Carga el Boot Manager configurado (ej: GRUB EFI)]</text:span></text:p>
      <text:p text:style-name="P22"><text:span text:style-name="Source_20_Text"><text:s text:c="4"/>F --&gt; G[Bootloader carga el kernel y el initramfs]</text:span></text:p>
      <text:p text:style-name="P23"><text:span text:style-name="Source_20_Text"><text:s text:c="4"/>G --&gt; H[Kernel inicia el sistema operativo]</text:span></text:p>
      <text:p text:style-name="P20">markdown</text:p>
      <text:p text:style-name="P20">CopiarEditar</text:p>
      <text:p text:style-name="P21"/>
      <text:p text:style-name="P23"><text:span text:style-name="Source_20_Text">Si quieres, puedo también **unificar ambos en un solo diagrama comparativo** para que en GitHub se vea más claro cómo se diferencian.</text:span></text:p>
      <text:h text:style-name="P19" text:outline-level="5">Dijiste:</text:h>
      <text:p text:style-name="P3">`Si quieres, puedo también **unificar ambos en un solo diagrama comparativo** para que en GitHub se vea más claro cómo se diferencian.`</text:p>
      <text:p text:style-name="P3">Si</text:p>
      <text:h text:style-name="P2" text:outline-level="6">ChatGPT dijo:</text:h>
      <text:p text:style-name="P3">Perfecto, aquí tienes los <text:span text:style-name="Strong_20_Emphasis">diagramas de flujo en estilo Markdown</text:span> para GitHub, primero separados (BIOS y UEFI) y luego uno unificado comparativo.<text:line-break/>He usado <text:span text:style-name="Strong_20_Emphasis">mermaid</text:span> porque GitHub lo soporta directamente en sus vistas de Markdown.</text:p>
      <text:p text:style-name="P4"/>
      <text:h text:style-name="P5" text:outline-level="2">1️⃣ Diagrama de flujo – BIOS Boot</text:h>
      <text:p text:style-name="P20">mermaid</text:p>
      <text:p text:style-name="P20">CopiarEditar</text:p>
      <text:p text:style-name="P21"><text:span text:style-name="Source_20_Text">flowchart TD</text:span></text:p>
      <text:p text:style-name="P22"><text:span text:style-name="Source_20_Text"><text:s text:c="4"/>A[Encendido del equipo] --&gt; B[POST - Power On Self Test]</text:span></text:p>
      <text:p text:style-name="P22"><text:span text:style-name="Source_20_Text"><text:s text:c="4"/>B --&gt; C[Buscar dispositivo de arranque]</text:span></text:p>
      <text:p text:style-name="P22"><text:span text:style-name="Source_20_Text"><text:s text:c="4"/>C --&gt; D[Leer sector MBR - 512 bytes]</text:span></text:p>
      <text:p text:style-name="P22"><text:span text:style-name="Source_20_Text"><text:s text:c="4"/>D --&gt; E[Cargar y ejecutar código del MBR]</text:span></text:p>
      <text:p text:style-name="P22"><text:span text:style-name="Source_20_Text"><text:s text:c="4"/>E --&gt; F[Localizar y cargar bootloader (Ej: GRUB Stage 1)]</text:span></text:p>
      <text:p text:style-name="P22"><text:span text:style-name="Source_20_Text"><text:s text:c="4"/>F --&gt; G[Bootloader carga el kernel]</text:span></text:p>
      <text:p text:style-name="P23"><text:span text:style-name="Source_20_Text"><text:s text:c="4"/>G --&gt; H[Kernel inicializa el sistema operativo]</text:span></text:p>
      <text:p text:style-name="P4"/>
      <text:h text:style-name="P5" text:outline-level="2"><text:soft-page-break/>2️⃣ Diagrama de flujo – UEFI Boot</text:h>
      <text:p text:style-name="P20">mermaid</text:p>
      <text:p text:style-name="P20">CopiarEditar</text:p>
      <text:p text:style-name="P21"><text:span text:style-name="Source_20_Text">flowchart TD</text:span></text:p>
      <text:p text:style-name="P22"><text:span text:style-name="Source_20_Text"><text:s text:c="4"/>A[Encendido del equipo] --&gt; B[POST - Power On Self Test]</text:span></text:p>
      <text:p text:style-name="P22"><text:span text:style-name="Source_20_Text"><text:s text:c="4"/>B --&gt; C[UEFI Firmware carga drivers y servicios]</text:span></text:p>
      <text:p text:style-name="P22"><text:span text:style-name="Source_20_Text"><text:s text:c="4"/>C --&gt; D[Buscar partición EFI - FAT32]</text:span></text:p>
      <text:p text:style-name="P22"><text:span text:style-name="Source_20_Text"><text:s text:c="4"/>D --&gt; E[Cargar archivo .efi del bootloader]</text:span></text:p>
      <text:p text:style-name="P22"><text:span text:style-name="Source_20_Text"><text:s text:c="4"/>E --&gt; F[Ejecutar bootloader (Ej: GRUB EFI, systemd-boot)]</text:span></text:p>
      <text:p text:style-name="P22"><text:span text:style-name="Source_20_Text"><text:s text:c="4"/>F --&gt; G[Bootloader carga el kernel]</text:span></text:p>
      <text:p text:style-name="P23"><text:span text:style-name="Source_20_Text"><text:s text:c="4"/>G --&gt; H[Kernel inicializa el sistema operativo]</text:span></text:p>
      <text:p text:style-name="P4"/>
      <text:h text:style-name="P5" text:outline-level="2">3️⃣ Diagrama comparativo BIOS vs UEFI</text:h>
      <text:p text:style-name="P20">mermaid</text:p>
      <text:p text:style-name="P20">CopiarEditar</text:p>
      <text:p text:style-name="P21"><text:span text:style-name="Source_20_Text">flowchart LR</text:span></text:p>
      <text:p text:style-name="P22"><text:span text:style-name="Source_20_Text"><text:s text:c="4"/>subgraph BIOS</text:span></text:p>
      <text:p text:style-name="P22"><text:span text:style-name="Source_20_Text"><text:s text:c="8"/>A1[Encendido] --&gt; B1[POST]</text:span></text:p>
      <text:p text:style-name="P22"><text:span text:style-name="Source_20_Text"><text:s text:c="8"/>B1 --&gt; C1[Buscar dispositivo de arranque]</text:span></text:p>
      <text:p text:style-name="P22"><text:span text:style-name="Source_20_Text"><text:s text:c="8"/>C1 --&gt; D1[Leer MBR (512 bytes)]</text:span></text:p>
      <text:p text:style-name="P22"><text:span text:style-name="Source_20_Text"><text:s text:c="8"/>D1 --&gt; E1[Cargar bootloader (Stage 1)]</text:span></text:p>
      <text:p text:style-name="P22"><text:span text:style-name="Source_20_Text"><text:s text:c="8"/>E1 --&gt; F1[Bootloader carga kernel]</text:span></text:p>
      <text:p text:style-name="P22"><text:span text:style-name="Source_20_Text"><text:s text:c="8"/>F1 --&gt; G1[Kernel inicializa SO]</text:span></text:p>
      <text:p text:style-name="P22"><text:span text:style-name="Source_20_Text"><text:s text:c="4"/>end</text:span></text:p>
      <text:p text:style-name="P22"/>
      <text:p text:style-name="P22"><text:span text:style-name="Source_20_Text"><text:s text:c="4"/>subgraph UEFI</text:span></text:p>
      <text:p text:style-name="P22"><text:span text:style-name="Source_20_Text"><text:s text:c="8"/>A2[Encendido] --&gt; B2[POST]</text:span></text:p>
      <text:p text:style-name="P22"><text:span text:style-name="Source_20_Text"><text:s text:c="8"/>B2 --&gt; C2[UEFI carga drivers y servicios]</text:span></text:p>
      <text:p text:style-name="P22"><text:span text:style-name="Source_20_Text"><text:s text:c="8"/>C2 --&gt; D2[Buscar partición EFI]</text:span></text:p>
      <text:p text:style-name="P22"><text:span text:style-name="Source_20_Text"><text:s text:c="8"/>D2 --&gt; E2[Cargar archivo .efi del bootloader]</text:span></text:p>
      <text:p text:style-name="P22"><text:span text:style-name="Source_20_Text"><text:s text:c="8"/>E2 --&gt; F2[Bootloader carga kernel]</text:span></text:p>
      <text:p text:style-name="P22"><text:span text:style-name="Source_20_Text"><text:s text:c="8"/>F2 --&gt; G2[Kernel inicializa SO]</text:span></text:p>
      <text:p text:style-name="P23"><text:span text:style-name="Source_20_Text"><text:s text:c="4"/>end</text:span></text:p>
      <text:p text:style-name="P4"/>
      <text:p text:style-name="P3">Si quieres, puedo agregar <text:span text:style-name="Strong_20_Emphasis">en el mismo comparativo</text:span> una fila que muestre dónde se guarda la configuración (BIOS Setup vs NVRAM en UEFI) y otra que indique la <text:span text:style-name="Strong_20_Emphasis">limitación de tamaño y tipo de disco</text:span> (MBR 2 TB vs GPT sin límite práctico).<text:line-break/>Eso haría que el diagrama sea más técnico y útil para documentación.</text:p>
      <text:h text:style-name="P19" text:outline-level="5">Dijiste:</text:h>
      <text:p text:style-name="P3">Si</text:p>
      <text:h text:style-name="P2" text:outline-level="6">ChatGPT dijo:</text:h>
      <text:p text:style-name="P3">Aquí tienes los diagramas de flujo para BIOS Boot y UEFI Boot en formato <text:span text:style-name="Strong_20_Emphasis">Markdown</text:span> compatibles con GitHub usando <text:span text:style-name="Strong_20_Emphasis">Mermaid</text:span>.</text:p>
      <text:p text:style-name="P20">md</text:p>
      <text:p text:style-name="P20">CopiarEditar</text:p>
      <text:p text:style-name="P21"><text:span text:style-name="Source_20_Text">## Diagrama de flujo: Arranque con BIOS (Legacy Boot)</text:span></text:p>
      <text:p text:style-name="P22"><text:soft-page-break/></text:p>
      <text:p text:style-name="P22"><text:span text:style-name="Source_20_Text">```mermaid</text:span></text:p>
      <text:p text:style-name="P22"><text:span text:style-name="Source_20_Text">flowchart TD</text:span></text:p>
      <text:p text:style-name="P22"><text:span text:style-name="Source_20_Text"><text:s text:c="4"/>A[Encendido del PC] --&gt; B[POST - Power On Self Test]</text:span></text:p>
      <text:p text:style-name="P22"><text:span text:style-name="Source_20_Text"><text:s text:c="4"/>B --&gt; C[Detecta dispositivos de arranque]</text:span></text:p>
      <text:p text:style-name="P22"><text:span text:style-name="Source_20_Text"><text:s text:c="4"/>C --&gt; D[Lee el MBR (Master Boot Record)]</text:span></text:p>
      <text:p text:style-name="P22"><text:span text:style-name="Source_20_Text"><text:s text:c="4"/>D --&gt; E[Carga el Bootloader en RAM]</text:span></text:p>
      <text:p text:style-name="P22"><text:span text:style-name="Source_20_Text"><text:s text:c="4"/>E --&gt; F[Bootloader carga el Kernel]</text:span></text:p>
      <text:p text:style-name="P22"><text:span text:style-name="Source_20_Text"><text:s text:c="4"/>F --&gt; G[Kernel inicializa drivers y hardware]</text:span></text:p>
      <text:p text:style-name="P22"><text:span text:style-name="Source_20_Text"><text:s text:c="4"/>G --&gt; H[Kernel monta el sistema de archivos raíz]</text:span></text:p>
      <text:p text:style-name="P22"><text:span text:style-name="Source_20_Text"><text:s text:c="4"/>H --&gt; I[Inicia proceso init / systemd]</text:span></text:p>
      <text:p text:style-name="P23"><text:span text:style-name="Source_20_Text"><text:s text:c="4"/>I --&gt; J[Sistema operativo en ejecución]</text:span></text:p>
      <text:p text:style-name="P4"/>
      <text:h text:style-name="P5" text:outline-level="2">Diagrama de flujo: Arranque con UEFI</text:h>
      <text:p text:style-name="P20">mermaid</text:p>
      <text:p text:style-name="P20">CopiarEditar</text:p>
      <text:p text:style-name="P21"><text:span text:style-name="Source_20_Text">flowchart TD</text:span></text:p>
      <text:p text:style-name="P22"><text:span text:style-name="Source_20_Text"><text:s text:c="4"/>A[Encendido del PC] --&gt; B[UEFI POST]</text:span></text:p>
      <text:p text:style-name="P22"><text:span text:style-name="Source_20_Text"><text:s text:c="4"/>B --&gt; C[UEFI busca y lee la NVRAM para encontrar dispositivos de arranque]</text:span></text:p>
      <text:p text:style-name="P22"><text:span text:style-name="Source_20_Text"><text:s text:c="4"/>C --&gt; D[Localiza el archivo EFI en la partición EFI (ESP)]</text:span></text:p>
      <text:p text:style-name="P22"><text:span text:style-name="Source_20_Text"><text:s text:c="4"/>D --&gt; E[Carga el gestor de arranque EFI (Ej: GRUB, systemd-boot)]</text:span></text:p>
      <text:p text:style-name="P22"><text:span text:style-name="Source_20_Text"><text:s text:c="4"/>E --&gt; F[Gestor de arranque carga el Kernel y el initramfs]</text:span></text:p>
      <text:p text:style-name="P22"><text:span text:style-name="Source_20_Text"><text:s text:c="4"/>F --&gt; G[Kernel inicializa drivers y hardware]</text:span></text:p>
      <text:p text:style-name="P22"><text:span text:style-name="Source_20_Text"><text:s text:c="4"/>G --&gt; H[Kernel monta el sistema de archivos raíz]</text:span></text:p>
      <text:p text:style-name="P22"><text:span text:style-name="Source_20_Text"><text:s text:c="4"/>H --&gt; I[Inicia proceso init / systemd]</text:span></text:p>
      <text:p text:style-name="P23"><text:span text:style-name="Source_20_Text"><text:s text:c="4"/>I --&gt; J[Sistema operativo en ejecución]</text:span></text:p>
      <text:p text:style-name="P20">pgsql</text:p>
      <text:p text:style-name="P20">CopiarEditar</text:p>
      <text:p text:style-name="P21"/>
      <text:p text:style-name="P22"><text:span text:style-name="Source_20_Text">Si quieres, puedo también hacerte **un solo diagrama combinado** donde se comparen BIOS y UEFI en paralelo para que en GitHub se vea en una sola vista. <text:s/></text:span></text:p>
      <text:p text:style-name="P23"><text:span text:style-name="Source_20_Text">¿Quieres que te lo prepare así también?</text:span></text:p>
      <text:h text:style-name="P19" text:outline-level="5">Dijiste:</text:h>
      <text:p text:style-name="P3">Si</text:p>
      <text:h text:style-name="P2" text:outline-level="6">ChatGPT dijo:</text:h>
      <text:p text:style-name="P3">Aquí tienes los dos diagramas de flujo en <text:span text:style-name="Strong_20_Emphasis">Markdown</text:span> usando sintaxis Mermaid, listos para subir a GitHub y renderizarse correctamente.</text:p>
      <text:p text:style-name="P4"/>
      <text:h text:style-name="P5" text:outline-level="2"><text:span text:style-name="Strong_20_Emphasis">Flujo de arranque BIOS (Legacy Boot)</text:span></text:h>
      <text:p text:style-name="P20">mermaid</text:p>
      <text:p text:style-name="P20">CopiarEditar</text:p>
      <text:p text:style-name="P21"><text:span text:style-name="Source_20_Text">flowchart TD</text:span></text:p>
      <text:p text:style-name="P22"><text:span text:style-name="Source_20_Text"><text:s text:c="4"/>A[Encendido del equipo] --&gt; B[BIOS: POST (Power-On Self Test)]</text:span></text:p>
      <text:p text:style-name="P22"><text:span text:style-name="Source_20_Text"><text:s text:c="4"/>B --&gt; C[BIOS busca dispositivo de arranque]</text:span></text:p>
      <text:p text:style-name="P22"><text:span text:style-name="Source_20_Text"><text:s text:c="4"/>C --&gt; D[Lee el MBR (Master Boot Record) del disco]</text:span></text:p>
      <text:p text:style-name="P22"><text:span text:style-name="Source_20_Text"><text:s text:c="4"/>D --&gt; E[Ejecuta el cargador de arranque (Ej. GRUB)]</text:span></text:p>
      <text:p text:style-name="P22"><text:soft-page-break/><text:span text:style-name="Source_20_Text"><text:s text:c="4"/>E --&gt; F[Cargador carga el kernel en memoria]</text:span></text:p>
      <text:p text:style-name="P22"><text:span text:style-name="Source_20_Text"><text:s text:c="4"/>F --&gt; G[Kernel inicializa hardware y monta el sistema raíz]</text:span></text:p>
      <text:p text:style-name="P23"><text:span text:style-name="Source_20_Text"><text:s text:c="4"/>G --&gt; H[Se inicia el sistema operativo]</text:span></text:p>
      <text:p text:style-name="P4"/>
      <text:h text:style-name="P5" text:outline-level="2"><text:span text:style-name="Strong_20_Emphasis">Flujo de arranque UEFI</text:span></text:h>
      <text:p text:style-name="P20">mermaid</text:p>
      <text:p text:style-name="P20">CopiarEditar</text:p>
      <text:p text:style-name="P21"><text:span text:style-name="Source_20_Text">flowchart TD</text:span></text:p>
      <text:p text:style-name="P22"><text:span text:style-name="Source_20_Text"><text:s text:c="4"/>A[Encendido del equipo] --&gt; B[UEFI inicializa hardware]</text:span></text:p>
      <text:p text:style-name="P22"><text:span text:style-name="Source_20_Text"><text:s text:c="4"/>B --&gt; C[UEFI ejecuta diagnósticos y configuración]</text:span></text:p>
      <text:p text:style-name="P22"><text:span text:style-name="Source_20_Text"><text:s text:c="4"/>C --&gt; D[UEFI busca el archivo de arranque en la partición EFI]</text:span></text:p>
      <text:p text:style-name="P22"><text:span text:style-name="Source_20_Text"><text:s text:c="4"/>D --&gt; E[Lee el archivo EFI (Ej. GRUB.efi, Windows Boot Manager)]</text:span></text:p>
      <text:p text:style-name="P22"><text:span text:style-name="Source_20_Text"><text:s text:c="4"/>E --&gt; F[Cargador EFI carga el kernel en memoria]</text:span></text:p>
      <text:p text:style-name="P22"><text:span text:style-name="Source_20_Text"><text:s text:c="4"/>F --&gt; G[Kernel inicializa hardware y monta el sistema raíz]</text:span></text:p>
      <text:p text:style-name="P23"><text:span text:style-name="Source_20_Text"><text:s text:c="4"/>G --&gt; H[Se inicia el sistema operativo]</text:span></text:p>
      <text:p text:style-name="P2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6" style:display-name="Heading 6" style:family="paragraph" style:parent-style-name="Heading" style:next-style-name="Text_20_body" style:default-outline-level="6" style:list-style-name="" style:class="chapter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FreeSans1" style:font-family-complex="FreeSans" style:font-family-generic-complex="system" style:font-pitch-complex="variable" style:font-size-complex="7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chapter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FreeSans1" style:font-family-complex="FreeSans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12T18:38:53.324404985</meta:creation-date>
    <dc:date>2025-08-12T18:43:46.609496872</dc:date>
    <meta:editing-duration>PT4M54S</meta:editing-duration>
    <meta:editing-cycles>1</meta:editing-cycles>
    <meta:document-statistic meta:table-count="2" meta:image-count="0" meta:object-count="0" meta:page-count="19" meta:paragraph-count="639" meta:word-count="5032" meta:character-count="29877" meta:non-whitespace-character-count="25064"/>
    <meta:generator>LibreOffice/25.2.3.2$Linux_X86_64 LibreOffice_project/520$Build-2</meta:generator>
  </office:meta>
</office:document-meta>
</file>